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000000000200000002000309F1C.png"/>
  <manifest:file-entry manifest:media-type="" manifest:full-path="Pictures/TablePreview3.svm"/>
  <manifest:file-entry manifest:media-type="" manifest:full-path="Pictures/TablePreview2.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Fine_20_Dashed" svg:stroke-color="#808080"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start="Arrow" draw:marker-end="Arrow" draw:textarea-horizontal-align="center" draw:textarea-vertical-align="middle"/>
    </style:style>
    <style:style style:name="gr4" style:family="graphic">
      <style:graphic-properties style:protect="size"/>
    </style:style>
    <style:style style:name="gr5"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3.798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solid" draw:stroke-dash="Line_20_with_20_Fine_20_Dots"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10.2cm"/>
    </style:style>
    <style:style style:name="gr14" style:family="graphic" style:parent-style-name="standard">
      <style:graphic-properties draw:fill="solid" draw:fill-color="#b3b3b3" draw:textarea-horizontal-align="justify" draw:textarea-vertical-align="middle" draw:auto-grow-height="false"/>
    </style:style>
    <style:style style:name="gr15" style:family="graphic" style:parent-style-name="standard">
      <style:graphic-properties draw:fill="solid" draw:fill-color="#e6e6e6" draw:textarea-horizontal-align="center" draw:textarea-vertical-align="middle"/>
    </style:style>
    <style:style style:name="gr16" style:family="graphic" style:parent-style-name="standard">
      <style:graphic-properties draw:fill="solid" draw:fill-color="#b3b3b3" draw:textarea-horizontal-align="center"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cm" fo:min-width="2.489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6cm"/>
    </style:style>
    <style:style style:name="pr1" style:family="presentation" style:parent-style-name="標準-title">
      <style:graphic-properties draw:auto-grow-height="true" fo:min-height="1.664cm"/>
    </style:style>
    <style:style style:name="pr2" style:family="presentation" style:parent-style-name="標準-notes">
      <style:graphic-properties draw:fill-color="#ffffff" draw:auto-grow-height="true" fo:min-height="13.365cm"/>
    </style:style>
    <style:style style:name="co1" style:family="table-column">
      <style:table-column-properties style:column-width="2.823cm" style:use-optimal-column-width="false"/>
    </style:style>
    <style:style style:name="co2" style:family="table-column">
      <style:table-column-properties style:column-width="8.187cm" style:use-optimal-column-width="false"/>
    </style:style>
    <style:style style:name="co3" style:family="table-column">
      <style:table-column-properties style:column-width="1.689cm" style:use-optimal-column-width="false"/>
    </style:style>
    <style:style style:name="co4" style:family="table-column">
      <style:table-column-properties style:column-width="4.897cm" style:use-optimal-column-width="false"/>
    </style:style>
    <style:style style:name="co5" style:family="table-column">
      <style:table-column-properties style:column-width="1.176cm" style:use-optimal-column-width="false"/>
    </style:style>
    <style:style style:name="co6" style:family="table-column">
      <style:table-column-properties style:column-width="3.409cm" style:use-optimal-column-width="false"/>
    </style:style>
    <style:style style:name="ro1" style:family="table-row">
      <style:table-row-properties style:row-height="0.735cm"/>
    </style:style>
    <style:style style:name="ce1" style:family="table-cell">
      <style:graphic-properties draw:fill="solid" draw:fill-color="#999999" style:repeat="repeat"/>
      <style:paragraph-properties fo:border="0.001cm solid #666666"/>
      <style:text-properties fo:font-size="14pt" style:font-size-asian="14pt" style:font-size-complex="14pt"/>
    </style:style>
    <style:style style:name="ce2" style:family="table-cell">
      <style:graphic-properties draw:fill="solid" draw:fill-color="#cccccc" style:repeat="repeat"/>
      <style:paragraph-properties fo:border="0.001cm solid #666666"/>
      <style:text-properties fo:font-size="14pt" style:font-size-asian="14pt" style:font-size-complex="14pt"/>
    </style:style>
    <style:style style:name="ce3" style:family="table-cell">
      <style:graphic-properties draw:fill="solid" draw:fill-color="#ffffff" style:repeat="repeat"/>
      <style:paragraph-properties fo:border="0.001cm solid #666666"/>
      <style:text-properties fo:font-size="14pt" style:font-size-asian="14pt" style:font-size-complex="14pt"/>
    </style:style>
    <style:style style:name="ce4" style:family="table-cell">
      <style:graphic-properties draw:fill="solid" draw:fill-color="#cccccc" style:repeat="repeat"/>
      <style:paragraph-properties fo:border-left="0.001cm solid #666666" fo:border-right="0.001cm solid #666666" fo:border-top="0.001cm solid #666666" fo:border-bottom="none"/>
      <style:text-properties fo:font-size="14pt" style:font-size-asian="14pt" style:font-size-complex="14pt"/>
    </style:style>
    <style:style style:name="ce5" style:family="table-cell">
      <style:graphic-properties draw:fill="solid" draw:fill-color="#999999" style:repeat="repeat"/>
      <style:paragraph-properties fo:border="0.001cm solid #000000"/>
      <style:text-properties fo:font-size="14pt" style:font-size-asian="14pt" style:font-size-complex="14pt"/>
    </style:style>
    <style:style style:name="ce6" style:family="table-cell">
      <style:graphic-properties draw:fill="solid" draw:fill-color="#999999" style:repeat="repeat"/>
      <style:paragraph-properties fo:border-left="none" fo:border-right="0.001cm solid #666666" fo:border-top="0.001cm solid #666666" fo:border-bottom="0.001cm solid #666666"/>
      <style:text-properties fo:font-size="14pt" style:font-size-asian="14pt" style:font-size-complex="14pt"/>
    </style:style>
    <style:style style:name="P1" style:family="paragraph">
      <style:paragraph-properties fo:text-align="center"/>
    </style:style>
    <style:style style:name="P2" style:family="paragraph">
      <style:text-properties fo:font-size="18pt"/>
    </style:style>
    <style:style style:name="P3" style:family="paragraph">
      <style:text-properties style:font-size-asian="18pt"/>
    </style:style>
    <style:style style:name="P4" style:family="paragraph">
      <style:paragraph-properties fo:text-align="start"/>
    </style:style>
    <style:style style:name="P5" style:family="paragraph">
      <style:paragraph-properties fo:text-align="start"/>
      <style:text-properties fo:font-size="16pt" style:text-underline-style="none" fo:font-weight="bold" style:font-size-asian="16pt" style:font-weight-asian="bold" style:font-size-complex="16pt" style:font-weight-complex="bold"/>
    </style:style>
    <style:style style:name="P6" style:family="paragraph">
      <style:text-properties fo:font-family="メイリオ" style:font-family-generic="modern" style:font-pitch="variable" style:font-family-asian="メイリオ" style:font-family-generic-asian="modern" style:font-pitch-asian="variable" style:font-size-asian="18pt"/>
    </style:style>
    <style:style style:name="P7" style:family="paragraph">
      <style:text-properties fo:font-family="メイリオ" style:font-family-generic="modern" style:font-pitch="variable" style:font-size-asian="18pt"/>
    </style:style>
    <style:style style:name="P8" style:family="paragraph">
      <style:text-properties style:font-size-asian="20pt"/>
    </style:style>
    <style:style style:name="P9" style:family="paragraph">
      <style:paragraph-properties fo:text-align="center"/>
      <style:text-properties fo:font-size="11pt" style:font-size-asian="11pt" style:font-size-complex="11pt"/>
    </style:style>
    <style:style style:name="P10" style:family="paragraph">
      <style:paragraph-properties fo:text-align="start"/>
      <style:text-properties fo:font-size="11pt" style:text-underline-style="none" style:font-size-asian="11pt" style:font-size-complex="11pt"/>
    </style:style>
    <style:style style:name="P11" style:family="paragraph">
      <style:text-properties fo:font-size="48pt" fo:font-weight="bold" style:font-size-asian="48pt" style:font-weight-asian="bold" style:font-size-complex="48pt" style:font-weight-complex="bold"/>
    </style:style>
    <style:style style:name="P12" style:family="paragraph">
      <style:text-properties fo:font-size="11pt" style:font-size-asian="11pt" style:font-size-complex="11pt"/>
    </style:style>
    <style:style style:name="P13" style:family="paragraph">
      <style:paragraph-properties fo:text-align="start"/>
      <style:text-properties fo:font-family="'ＭＳ ゴシック'" style:font-family-generic="modern" style:font-pitch="fixed" fo:font-size="11pt" style:font-size-asian="11pt" style:font-size-complex="11pt"/>
    </style:style>
    <style:style style:name="P14" style:family="paragraph">
      <style:text-properties fo:font-size="44pt" fo:font-weight="bold" style:font-size-asian="44pt" style:font-weight-asian="bold" style:font-size-complex="44pt" style:font-weight-complex="bold"/>
    </style:style>
    <style:style style:name="T1" style:family="text">
      <style:text-properties fo:font-size="18pt"/>
    </style:style>
    <style:style style:name="T2" style:family="text">
      <style:text-properties style:font-size-asian="18pt"/>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font-family="メイリオ" style:font-family-generic="modern" style:font-pitch="variable" style:font-family-asian="メイリオ" style:font-family-generic-asian="modern" style:font-pitch-asian="variable" style:font-size-asian="18pt"/>
    </style:style>
    <style:style style:name="T5" style:family="text">
      <style:text-properties fo:color="#ff0000" fo:font-family="メイリオ" style:font-family-generic="modern" style:font-pitch="variable" style:font-family-asian="メイリオ" style:font-family-generic-asian="modern" style:font-pitch-asian="variable" style:font-size-asian="18pt"/>
    </style:style>
    <style:style style:name="T6" style:family="text">
      <style:text-properties fo:font-family="メイリオ" style:font-family-generic="modern" style:font-pitch="variable" style:font-size-asian="18pt"/>
    </style:style>
    <style:style style:name="T7" style:family="text">
      <style:text-properties fo:font-size="11pt" style:text-underline-style="solid" style:text-underline-width="auto" style:text-underline-color="font-color" style:font-size-asian="11pt" style:font-size-complex="11pt"/>
    </style:style>
    <style:style style:name="T8" style:family="text">
      <style:text-properties fo:font-size="11pt" style:text-underline-style="none" style:font-size-asian="11pt" style:font-size-complex="11pt"/>
    </style:style>
    <style:style style:name="T9" style:family="text">
      <style:text-properties fo:font-size="12pt" style:font-size-asian="12pt" style:font-size-complex="12pt"/>
    </style:style>
    <style:style style:name="T10" style:family="text">
      <style:text-properties fo:color="#ff0000"/>
    </style:style>
    <style:style style:name="T11" style:family="text">
      <style:text-properties fo:font-size="48pt" fo:font-weight="bold" style:font-size-asian="48pt" style:font-weight-asian="bold" style:font-size-complex="48pt" style:font-weight-complex="bold"/>
    </style:style>
    <style:style style:name="T12" style:family="text">
      <style:text-properties fo:font-size="11pt" style:font-size-asian="11pt" style:font-size-complex="11pt"/>
    </style:style>
    <style:style style:name="T13" style:family="text">
      <style:text-properties fo:font-family="'ＭＳ ゴシック'" style:font-family-generic="modern" style:font-pitch="fixed"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draw:frame presentation:style-name="pr1" draw:layer="layout" svg:width="25.199cm" svg:height="1.664cm" svg:x="1.4cm" svg:y="0.837cm" presentation:class="title">
          <draw:text-box>
            <text:p>見出し</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1" draw:id="id1" draw:layer="layout" svg:width="1.306cm" svg:height="1.204cm" svg:x="1.5cm" svg:y="3.142cm">
          <draw:text-box>
            <text:p><text:span text:style-name="T1">PC</text:span></text:p>
          </draw:text-box>
        </draw:frame>
        <draw:frame draw:style-name="gr2" draw:text-style-name="P3" xml:id="id2" draw:id="id2"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1" draw:start-glue-point="1" draw:end-shape="id2" svg:d="m2806 3744 20911 38">
          <text:p/>
        </draw:connector>
        <draw:frame draw:style-name="gr2" draw:text-style-name="P5" draw:layer="layout" svg:width="2.953cm" svg:height="1.098cm" svg:x="2.1cm" svg:y="5.8cm">
          <draw:text-box>
            <text:p text:style-name="P4"><text:span text:style-name="T3">h2</text:span><text:span text:style-name="T3">見出し</text:span></text:p>
          </draw:text-box>
        </draw:frame>
        <draw:frame draw:style-name="gr2" draw:text-style-name="P6" draw:layer="layout" svg:width="5.658cm" svg:height="1.204cm" svg:x="1.5cm" svg:y="4.9cm">
          <draw:text-box>
            <text:p><text:span text:style-name="T4">h2(</text:span><text:span text:style-name="T5">クラス名なし</text:span><text:span text:style-name="T4">)</text:span></text:p>
          </draw:text-box>
        </draw:frame>
        <draw:frame draw:style-name="gr2" draw:text-style-name="P5" draw:layer="layout" svg:width="2.953cm" svg:height="1.098cm" svg:x="2.101cm" svg:y="8.201cm">
          <draw:text-box>
            <text:p text:style-name="P4"><text:span text:style-name="T3">h3</text:span><text:span text:style-name="T3">見出し</text:span></text:p>
          </draw:text-box>
        </draw:frame>
        <draw:frame draw:style-name="gr2" draw:text-style-name="P6" draw:layer="layout" svg:width="5.658cm" svg:height="1.204cm" svg:x="1.501cm" svg:y="7.301cm">
          <draw:text-box>
            <text:p><text:span text:style-name="T4">h3(</text:span><text:span text:style-name="T5">クラス名なし</text:span><text:span text:style-name="T4">)</text:span></text:p>
          </draw:text-box>
        </draw:frame>
        <draw:frame draw:style-name="gr2" draw:text-style-name="P5" draw:layer="layout" svg:width="2.953cm" svg:height="1.098cm" svg:x="2.102cm" svg:y="10.502cm">
          <draw:text-box>
            <text:p text:style-name="P4"><text:span text:style-name="T3">h4</text:span><text:span text:style-name="T3">見出し</text:span></text:p>
          </draw:text-box>
        </draw:frame>
        <draw:frame draw:style-name="gr2" draw:text-style-name="P7" draw:layer="layout" svg:width="5.657cm" svg:height="1.204cm" svg:x="1.502cm" svg:y="9.602cm">
          <draw:text-box>
            <text:p><text:span text:style-name="T6">h4</text:span><text:span text:style-name="T4">(</text:span><text:span text:style-name="T5">クラス名なし</text:span><text:span text:style-name="T4">)</text:span></text:p>
          </draw:text-box>
        </draw:frame>
        <draw:frame draw:style-name="gr2" draw:text-style-name="P5" draw:layer="layout" svg:width="2.953cm" svg:height="1.098cm" svg:x="2.103cm" svg:y="12.903cm">
          <draw:text-box>
            <text:p text:style-name="P4"><text:span text:style-name="T3">h5</text:span><text:span text:style-name="T3">見出し</text:span></text:p>
          </draw:text-box>
        </draw:frame>
        <draw:frame draw:style-name="gr2" draw:text-style-name="P7" draw:layer="layout" svg:width="5.657cm" svg:height="1.204cm" svg:x="1.503cm" svg:y="12.003cm">
          <draw:text-box>
            <text:p><text:span text:style-name="T6">h5</text:span><text:span text:style-name="T4">(</text:span><text:span text:style-name="T5">クラス名なし</text:span><text:span text:style-name="T4">)</text:span></text:p>
          </draw:text-box>
        </draw:frame>
        <draw:frame draw:style-name="gr2" draw:text-style-name="P5" draw:layer="layout" svg:width="2.953cm" svg:height="1.098cm" svg:x="2.104cm" svg:y="15.304cm">
          <draw:text-box>
            <text:p text:style-name="P4"><text:span text:style-name="T3">h6</text:span><text:span text:style-name="T3">見出し</text:span></text:p>
          </draw:text-box>
        </draw:frame>
        <draw:frame draw:style-name="gr2" draw:text-style-name="P7" draw:layer="layout" svg:width="5.657cm" svg:height="1.204cm" svg:x="1.504cm" svg:y="14.404cm">
          <draw:text-box>
            <text:p><text:span text:style-name="T6">h6</text:span><text:span text:style-name="T4">(</text:span><text:span text:style-name="T5">クラス名なし</text:span><text:span text:style-name="T4">)</text:span></text:p>
          </draw:text-box>
        </draw:frame>
        <draw:frame draw:style-name="gr2" draw:text-style-name="P5" draw:layer="layout" svg:width="2.953cm" svg:height="1.098cm" svg:x="13.601cm" svg:y="5.801cm">
          <draw:text-box>
            <text:p text:style-name="P4"><text:span text:style-name="T3">h2</text:span><text:span text:style-name="T3">見出し</text:span></text:p>
          </draw:text-box>
        </draw:frame>
        <draw:frame draw:style-name="gr2" draw:text-style-name="P5" draw:layer="layout" svg:width="2.953cm" svg:height="1.098cm" svg:x="13.602cm" svg:y="8.202cm">
          <draw:text-box>
            <text:p text:style-name="P4"><text:span text:style-name="T3">h3</text:span><text:span text:style-name="T3">見出し</text:span></text:p>
          </draw:text-box>
        </draw:frame>
        <draw:frame draw:style-name="gr2" draw:text-style-name="P5" draw:layer="layout" svg:width="2.953cm" svg:height="1.098cm" svg:x="13.603cm" svg:y="10.503cm">
          <draw:text-box>
            <text:p text:style-name="P4"><text:span text:style-name="T3">h4</text:span><text:span text:style-name="T3">見出し</text:span></text:p>
          </draw:text-box>
        </draw:frame>
        <draw:frame draw:style-name="gr2" draw:text-style-name="P5" draw:layer="layout" svg:width="2.953cm" svg:height="1.098cm" svg:x="13.604cm" svg:y="12.904cm">
          <draw:text-box>
            <text:p text:style-name="P4"><text:span text:style-name="T3">h5</text:span><text:span text:style-name="T3">見出し</text:span></text:p>
          </draw:text-box>
        </draw:frame>
        <draw:frame draw:style-name="gr2" draw:text-style-name="P5" draw:layer="layout" svg:width="2.953cm" svg:height="1.098cm" svg:x="13.605cm" svg:y="15.305cm">
          <draw:text-box>
            <text:p text:style-name="P4"><text:span text:style-name="T3">h6</text:span><text:span text:style-name="T3">見出し</text:span></text:p>
          </draw:text-box>
        </draw:frame>
        <draw:frame draw:style-name="gr2" draw:text-style-name="P5" draw:layer="layout" svg:width="2.953cm" svg:height="1.098cm" svg:x="21.402cm" svg:y="5.802cm">
          <draw:text-box>
            <text:p text:style-name="P4"><text:span text:style-name="T3">h2</text:span><text:span text:style-name="T3">見出し</text:span></text:p>
          </draw:text-box>
        </draw:frame>
        <draw:frame draw:style-name="gr2" draw:text-style-name="P5" draw:layer="layout" svg:width="2.953cm" svg:height="1.098cm" svg:x="21.403cm" svg:y="8.203cm">
          <draw:text-box>
            <text:p text:style-name="P4"><text:span text:style-name="T3">h3</text:span><text:span text:style-name="T3">見出し</text:span></text:p>
          </draw:text-box>
        </draw:frame>
        <draw:frame draw:style-name="gr2" draw:text-style-name="P5" draw:layer="layout" svg:width="2.953cm" svg:height="1.098cm" svg:x="21.404cm" svg:y="10.504cm">
          <draw:text-box>
            <text:p text:style-name="P4"><text:span text:style-name="T3">h4</text:span><text:span text:style-name="T3">見出し</text:span></text:p>
          </draw:text-box>
        </draw:frame>
        <draw:frame draw:style-name="gr2" draw:text-style-name="P5" draw:layer="layout" svg:width="2.953cm" svg:height="1.098cm" svg:x="21.405cm" svg:y="12.905cm">
          <draw:text-box>
            <text:p text:style-name="P4"><text:span text:style-name="T3">h5</text:span><text:span text:style-name="T3">見出し</text:span></text:p>
          </draw:text-box>
        </draw:frame>
        <draw:frame draw:style-name="gr2" draw:text-style-name="P5" draw:layer="layout" svg:width="2.953cm" svg:height="1.098cm" svg:x="21.406cm" svg:y="15.306cm">
          <draw:text-box>
            <text:p text:style-name="P4"><text:span text:style-name="T3">h6</text:span><text:span text:style-name="T3">見出し</text:span></text:p>
          </draw:text-box>
        </draw:frame>
        <presentation:notes draw:style-name="dp2">
          <draw:page-thumbnail draw:style-name="gr4" draw:layer="layout" svg:width="14.848cm" svg:height="11.136cm" svg:x="3.075cm" svg:y="2.257cm" draw:page-number="1" presentation:class="page"/>
          <draw:frame presentation:style-name="pr2" draw:text-style-name="P8" draw:layer="layout" svg:width="16.799cm" svg:height="13.365cm" svg:x="2.1cm" svg:y="14.107cm" presentation:class="notes" presentation:placeholder="true">
            <draw:text-box/>
          </draw:frame>
        </presentation:notes>
      </draw:page>
      <draw:page draw:name="page2" draw:style-name="dp1" draw:master-page-name="標準" presentation:presentation-page-layout-name="AL1T19">
        <draw:frame presentation:style-name="pr1" draw:layer="layout" svg:width="25.199cm" svg:height="1.664cm" svg:x="1.4cm" svg:y="0.837cm" presentation:class="title">
          <draw:text-box>
            <text:p>ハイパーリンク</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3" draw:id="id3" draw:layer="layout" svg:width="1.306cm" svg:height="1.204cm" svg:x="1.5cm" svg:y="3.142cm">
          <draw:text-box>
            <text:p><text:span text:style-name="T1">PC</text:span></text:p>
          </draw:text-box>
        </draw:frame>
        <draw:frame draw:style-name="gr2" draw:text-style-name="P3" xml:id="id4" draw:id="id4"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3" draw:start-glue-point="1" draw:end-shape="id4" svg:d="m2806 3744 20911 38">
          <text:p/>
        </draw:connector>
        <draw:frame draw:style-name="gr2" draw:text-style-name="P9" draw:layer="layout" svg:width="1.67cm" svg:height="0.835cm" svg:x="2.1cm" svg:y="5.8cm">
          <draw:text-box>
            <text:p text:style-name="P1"><text:span text:style-name="T7">リンク</text:span></text:p>
          </draw:text-box>
        </draw:frame>
        <draw:frame draw:style-name="gr2" draw:text-style-name="P9" draw:layer="layout" svg:width="1.67cm" svg:height="0.835cm" svg:x="14.001cm" svg:y="5.8cm">
          <draw:text-box>
            <text:p text:style-name="P1"><text:span text:style-name="T7">リンク</text:span></text:p>
          </draw:text-box>
        </draw:frame>
        <draw:frame draw:style-name="gr2" draw:text-style-name="P9" draw:layer="layout" svg:width="1.67cm" svg:height="0.835cm" svg:x="21.502cm" svg:y="5.8cm">
          <draw:text-box>
            <text:p text:style-name="P1"><text:span text:style-name="T7">リンク</text:span></text:p>
          </draw:text-box>
        </draw:frame>
        <draw:frame draw:style-name="gr2" draw:layer="layout" svg:width="7.487cm" svg:height="1.204cm" svg:x="1.5cm" svg:y="4.9cm">
          <draw:text-box>
            <text:p>通常のインラインリンク</text:p>
          </draw:text-box>
        </draw:frame>
        <draw:frame draw:style-name="gr2" draw:text-style-name="P9" draw:layer="layout" svg:width="2.06cm" svg:height="0.835cm" svg:x="2.101cm" svg:y="7.8cm">
          <draw:text-box>
            <text:p text:style-name="P1"><text:span text:style-name="T7">＞リンク</text:span></text:p>
          </draw:text-box>
        </draw:frame>
        <draw:frame draw:style-name="gr2" draw:text-style-name="P9" draw:layer="layout" svg:width="2.06cm" svg:height="0.835cm" svg:x="14.002cm" svg:y="7.8cm">
          <draw:text-box>
            <text:p text:style-name="P1"><text:span text:style-name="T7">＞リンク</text:span></text:p>
          </draw:text-box>
        </draw:frame>
        <draw:frame draw:style-name="gr2" draw:text-style-name="P9" draw:layer="layout" svg:width="2.06cm" svg:height="0.835cm" svg:x="21.503cm" svg:y="7.8cm">
          <draw:text-box>
            <text:p text:style-name="P1"><text:span text:style-name="T7">＞リンク</text:span></text:p>
          </draw:text-box>
        </draw:frame>
        <draw:frame draw:style-name="gr2" draw:layer="layout" svg:width="4.947cm" svg:height="1.204cm" svg:x="1.501cm" svg:y="6.9cm">
          <draw:text-box>
            <text:p>サイト内リンク</text:p>
          </draw:text-box>
        </draw:frame>
        <draw:frame draw:style-name="gr2" draw:text-style-name="P9" draw:layer="layout" svg:width="2.059cm" svg:height="0.835cm" svg:x="2.102cm" svg:y="9.9cm">
          <draw:text-box>
            <text:p text:style-name="P1"><text:span text:style-name="T7">■</text:span><text:span text:style-name="T7">リンク</text:span></text:p>
          </draw:text-box>
        </draw:frame>
        <draw:frame draw:style-name="gr2" draw:text-style-name="P9" draw:layer="layout" svg:width="2.059cm" svg:height="0.835cm" svg:x="14.003cm" svg:y="9.9cm">
          <draw:text-box>
            <text:p text:style-name="P1"><text:span text:style-name="T7">■</text:span><text:span text:style-name="T7">リンク</text:span></text:p>
          </draw:text-box>
        </draw:frame>
        <draw:frame draw:style-name="gr2" draw:text-style-name="P9" draw:layer="layout" svg:width="2.059cm" svg:height="0.835cm" svg:x="21.504cm" svg:y="9.9cm">
          <draw:text-box>
            <text:p text:style-name="P1"><text:span text:style-name="T7">■</text:span><text:span text:style-name="T7">リンク</text:span></text:p>
          </draw:text-box>
        </draw:frame>
        <draw:frame draw:style-name="gr2" draw:layer="layout" svg:width="6.217cm" svg:height="1.204cm" svg:x="1.502cm" svg:y="9cm">
          <draw:text-box>
            <text:p>別ウィンドウリンク</text:p>
          </draw:text-box>
        </draw:frame>
        <draw:frame draw:style-name="gr2" draw:text-style-name="P9" draw:layer="layout" svg:width="2.059cm" svg:height="0.835cm" svg:x="2.103cm" svg:y="12.1cm">
          <draw:text-box>
            <text:p text:style-name="P1"><text:span text:style-name="T7">■</text:span><text:span text:style-name="T7">リンク</text:span></text:p>
          </draw:text-box>
        </draw:frame>
        <draw:frame draw:style-name="gr2" draw:text-style-name="P9" draw:layer="layout" svg:width="2.059cm" svg:height="0.835cm" svg:x="14.004cm" svg:y="12.1cm">
          <draw:text-box>
            <text:p text:style-name="P1"><text:span text:style-name="T7">■</text:span><text:span text:style-name="T7">リンク</text:span></text:p>
          </draw:text-box>
        </draw:frame>
        <draw:frame draw:style-name="gr2" draw:text-style-name="P9" draw:layer="layout" svg:width="2.059cm" svg:height="0.835cm" svg:x="21.505cm" svg:y="12.1cm">
          <draw:text-box>
            <text:p text:style-name="P1"><text:span text:style-name="T7">■</text:span><text:span text:style-name="T7">リンク</text:span></text:p>
          </draw:text-box>
        </draw:frame>
        <draw:frame draw:style-name="gr2" draw:layer="layout" svg:width="4.947cm" svg:height="1.204cm" svg:x="1.503cm" svg:y="11.2cm">
          <draw:text-box>
            <text:p>サイト外リンク</text:p>
          </draw:text-box>
        </draw:frame>
        <draw:frame draw:style-name="gr2" draw:text-style-name="P9" draw:layer="layout" svg:width="2.059cm" svg:height="0.835cm" svg:x="2.104cm" svg:y="14.3cm">
          <draw:text-box>
            <text:p text:style-name="P1"><text:span text:style-name="T7">↓</text:span><text:span text:style-name="T7">リンク</text:span></text:p>
          </draw:text-box>
        </draw:frame>
        <draw:frame draw:style-name="gr2" draw:text-style-name="P9" draw:layer="layout" svg:width="2.059cm" svg:height="0.835cm" svg:x="14.005cm" svg:y="14.3cm">
          <draw:text-box>
            <text:p text:style-name="P1"><text:span text:style-name="T7">↓</text:span><text:span text:style-name="T7">リンク</text:span></text:p>
          </draw:text-box>
        </draw:frame>
        <draw:frame draw:style-name="gr2" draw:text-style-name="P9" draw:layer="layout" svg:width="2.059cm" svg:height="0.835cm" svg:x="21.506cm" svg:y="14.3cm">
          <draw:text-box>
            <text:p text:style-name="P1"><text:span text:style-name="T7">↓</text:span><text:span text:style-name="T7">リンク</text:span></text:p>
          </draw:text-box>
        </draw:frame>
        <draw:frame draw:style-name="gr2" draw:layer="layout" svg:width="4.947cm" svg:height="1.204cm" svg:x="1.504cm" svg:y="13.4cm">
          <draw:text-box>
            <text:p>ページ内リンク</text:p>
          </draw:text-box>
        </draw:frame>
        <draw:frame draw:style-name="gr2" draw:text-style-name="P9" draw:layer="layout" svg:width="2.059cm" svg:height="0.835cm" svg:x="2.105cm" svg:y="15.3cm">
          <draw:text-box>
            <text:p text:style-name="P1"><text:span text:style-name="T7">↑</text:span><text:span text:style-name="T7">リンク</text:span></text:p>
          </draw:text-box>
        </draw:frame>
        <draw:frame draw:style-name="gr2" draw:text-style-name="P9" draw:layer="layout" svg:width="2.059cm" svg:height="0.835cm" svg:x="14.006cm" svg:y="15.3cm">
          <draw:text-box>
            <text:p text:style-name="P1"><text:span text:style-name="T7">↑</text:span><text:span text:style-name="T7">リンク</text:span></text:p>
          </draw:text-box>
        </draw:frame>
        <draw:frame draw:style-name="gr2" draw:text-style-name="P9" draw:layer="layout" svg:width="2.059cm" svg:height="0.835cm" svg:x="21.507cm" svg:y="15.3cm">
          <draw:text-box>
            <text:p text:style-name="P1"><text:span text:style-name="T7">↑</text:span><text:span text:style-name="T7">リンク</text:span></text:p>
          </draw:text-box>
        </draw:frame>
        <draw:frame draw:style-name="gr2" draw:text-style-name="P9" draw:layer="layout" svg:width="2.059cm" svg:height="0.835cm" svg:x="2.104cm" svg:y="17.2cm">
          <draw:text-box>
            <text:p text:style-name="P1"><text:span text:style-name="T7">←</text:span><text:span text:style-name="T7">リンク</text:span></text:p>
          </draw:text-box>
        </draw:frame>
        <draw:frame draw:style-name="gr2" draw:text-style-name="P9" draw:layer="layout" svg:width="2.059cm" svg:height="0.835cm" svg:x="14.005cm" svg:y="17.2cm">
          <draw:text-box>
            <text:p text:style-name="P1"><text:span text:style-name="T7">←</text:span><text:span text:style-name="T7">リンク</text:span></text:p>
          </draw:text-box>
        </draw:frame>
        <draw:frame draw:style-name="gr2" draw:text-style-name="P9" draw:layer="layout" svg:width="2.059cm" svg:height="0.835cm" svg:x="21.506cm" svg:y="17.2cm">
          <draw:text-box>
            <text:p text:style-name="P1"><text:span text:style-name="T7">←</text:span><text:span text:style-name="T7">リンク</text:span></text:p>
          </draw:text-box>
        </draw:frame>
        <draw:frame draw:style-name="gr2" draw:layer="layout" svg:width="3.677cm" svg:height="1.204cm" svg:x="1.504cm" svg:y="16.3cm">
          <draw:text-box>
            <text:p>戻るリンク</text:p>
          </draw:text-box>
        </draw:frame>
        <draw:frame draw:style-name="gr2" draw:text-style-name="P9" draw:layer="layout" svg:width="2.398cm" svg:height="0.835cm" svg:x="2.105cm" svg:y="19.1cm">
          <draw:text-box>
            <text:p text:style-name="P1"><text:span text:style-name="T7">[↓]</text:span><text:span text:style-name="T7">リンク</text:span></text:p>
          </draw:text-box>
        </draw:frame>
        <draw:frame draw:style-name="gr2" draw:text-style-name="P9" draw:layer="layout" svg:width="2.398cm" svg:height="0.835cm" svg:x="14.006cm" svg:y="19.1cm">
          <draw:text-box>
            <text:p text:style-name="P1"><text:span text:style-name="T7">[↓]</text:span><text:span text:style-name="T7">リンク</text:span></text:p>
          </draw:text-box>
        </draw:frame>
        <draw:frame draw:style-name="gr2" draw:text-style-name="P9" draw:layer="layout" svg:width="2.398cm" svg:height="0.835cm" svg:x="21.507cm" svg:y="19.1cm">
          <draw:text-box>
            <text:p text:style-name="P1"><text:span text:style-name="T7">[↓]</text:span><text:span text:style-name="T7">リンク</text:span></text:p>
          </draw:text-box>
        </draw:frame>
        <draw:frame draw:style-name="gr2" draw:layer="layout" svg:width="6.217cm" svg:height="1.204cm" svg:x="1.505cm" svg:y="18.2cm">
          <draw:text-box>
            <text:p>ダウンロードリンク</text:p>
          </draw:text-box>
        </draw:frame>
        <presentation:notes draw:style-name="dp2">
          <draw:page-thumbnail draw:style-name="gr4" draw:layer="layout" svg:width="14.848cm" svg:height="11.136cm" svg:x="3.075cm" svg:y="2.257cm" draw:page-number="2" presentation:class="page"/>
          <draw:frame presentation:style-name="pr2" draw:text-style-name="P8" draw:layer="layout" svg:width="16.799cm" svg:height="13.365cm" svg:x="2.1cm" svg:y="14.107cm" presentation:class="notes" presentation:placeholder="true">
            <draw:text-box/>
          </draw:frame>
        </presentation:notes>
      </draw:page>
      <draw:page draw:name="page3" draw:style-name="dp1" draw:master-page-name="標準" presentation:presentation-page-layout-name="AL1T19">
        <draw:frame presentation:style-name="pr1" draw:layer="layout" svg:width="25.199cm" svg:height="1.664cm" svg:x="1.4cm" svg:y="0.837cm" presentation:class="title">
          <draw:text-box>
            <text:p>リスト</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5" draw:id="id5" draw:layer="layout" svg:width="1.306cm" svg:height="1.204cm" svg:x="1.5cm" svg:y="3.142cm">
          <draw:text-box>
            <text:p><text:span text:style-name="T1">PC</text:span></text:p>
          </draw:text-box>
        </draw:frame>
        <draw:frame draw:style-name="gr2" draw:text-style-name="P3" xml:id="id6" draw:id="id6"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5" draw:start-glue-point="1" draw:end-shape="id6" svg:d="m2806 3744 20911 38">
          <text:p/>
        </draw:connector>
        <draw:frame draw:style-name="gr2" draw:text-style-name="P10" draw:layer="layout" svg:width="2.588cm" svg:height="3.171cm" svg:x="2.1cm" svg:y="5.8cm">
          <draw:text-box>
            <text:list text:style-name="L1">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draw:frame draw:style-name="gr2" draw:text-style-name="P6" draw:layer="layout" svg:width="8.68cm" svg:height="1.204cm" svg:x="1.5cm" svg:y="4.9cm">
          <draw:text-box>
            <text:p><text:span text:style-name="T4">通常のリスト</text:span><text:span text:style-name="T4">(</text:span><text:span text:style-name="T5">クラス名なし</text:span><text:span text:style-name="T4">)</text:span></text:p>
          </draw:text-box>
        </draw:frame>
        <draw:frame draw:style-name="gr2" draw:text-style-name="P10" draw:layer="layout" svg:width="2.588cm" svg:height="3.171cm" svg:x="14.201cm" svg:y="5.8cm">
          <draw:text-box>
            <text:list text:style-name="L1">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draw:frame draw:style-name="gr2" draw:text-style-name="P10" draw:layer="layout" svg:width="2.588cm" svg:height="3.171cm" svg:x="21.702cm" svg:y="5.8cm">
          <draw:text-box>
            <text:list text:style-name="L1">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draw:frame draw:style-name="gr2" draw:text-style-name="P10" draw:layer="layout" svg:width="2.838cm" svg:height="3.171cm" svg:x="2.101cm" svg:y="9.5cm">
          <draw:text-box>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draw:text-box>
        </draw:frame>
        <draw:frame draw:style-name="gr2" draw:text-style-name="P6" draw:layer="layout" svg:width="6.153cm" svg:height="1.204cm" svg:x="1.501cm" svg:y="8.6cm">
          <draw:text-box>
            <text:p><text:span text:style-name="T4">注釈リスト</text:span><text:span text:style-name="T4">(</text:span><text:span text:style-name="T5">.notes</text:span><text:span text:style-name="T4">)</text:span></text:p>
          </draw:text-box>
        </draw:frame>
        <draw:frame draw:style-name="gr2" draw:text-style-name="P10" draw:layer="layout" svg:width="2.838cm" svg:height="3.171cm" svg:x="14.202cm" svg:y="9.5cm">
          <draw:text-box>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draw:text-box>
        </draw:frame>
        <draw:frame draw:style-name="gr2" draw:text-style-name="P10" draw:layer="layout" svg:width="2.838cm" svg:height="3.171cm" svg:x="21.703cm" svg:y="9.5cm">
          <draw:text-box>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text:p text:style-name="P4"><text:span text:style-name="T8">※</text:span><text:span text:style-name="T8">リスト内容</text:span></text:p>
          </draw:text-box>
        </draw:frame>
        <draw:frame draw:style-name="gr2" draw:text-style-name="P10" draw:layer="layout" svg:width="2.449cm" svg:height="3.171cm" svg:x="2.101cm" svg:y="13.3cm">
          <draw:text-box>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draw:text-box>
        </draw:frame>
        <draw:frame draw:style-name="gr2" draw:text-style-name="P6" draw:layer="layout" svg:width="11.262cm" svg:height="1.204cm" svg:x="1.501cm" svg:y="12.4cm">
          <draw:text-box>
            <text:p><text:span text:style-name="T4">リストマークがないリスト</text:span><text:span text:style-name="T4">(</text:span><text:span text:style-name="T5">.nomark</text:span><text:span text:style-name="T4">)</text:span></text:p>
          </draw:text-box>
        </draw:frame>
        <draw:frame draw:style-name="gr2" draw:text-style-name="P10" draw:layer="layout" svg:width="2.449cm" svg:height="3.171cm" svg:x="14.202cm" svg:y="13.3cm">
          <draw:text-box>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draw:text-box>
        </draw:frame>
        <draw:frame draw:style-name="gr2" draw:text-style-name="P10" draw:layer="layout" svg:width="2.449cm" svg:height="3.171cm" svg:x="21.703cm" svg:y="13.3cm">
          <draw:text-box>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text:p text:style-name="P4"><text:span text:style-name="T8">リスト内容</text:span></text:p>
          </draw:text-box>
        </draw:frame>
        <presentation:notes draw:style-name="dp2">
          <draw:page-thumbnail draw:style-name="gr4" draw:layer="layout" svg:width="14.848cm" svg:height="11.136cm" svg:x="3.075cm" svg:y="2.257cm" draw:page-number="3" presentation:class="page"/>
          <draw:frame presentation:style-name="pr2" draw:text-style-name="P8" draw:layer="layout" svg:width="16.799cm" svg:height="13.365cm" svg:x="2.1cm" svg:y="14.107cm" presentation:class="notes" presentation:placeholder="true">
            <draw:text-box/>
          </draw:frame>
        </presentation:notes>
      </draw:page>
      <draw:page draw:name="page4" draw:style-name="dp1" draw:master-page-name="標準" presentation:presentation-page-layout-name="AL1T19">
        <draw:frame presentation:style-name="pr1" draw:layer="layout" svg:width="25.199cm" svg:height="1.664cm" svg:x="1.4cm" svg:y="0.837cm" presentation:class="title">
          <draw:text-box>
            <text:p>数字リスト</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7" draw:id="id7" draw:layer="layout" svg:width="1.306cm" svg:height="1.204cm" svg:x="1.5cm" svg:y="3.142cm">
          <draw:text-box>
            <text:p><text:span text:style-name="T1">PC</text:span></text:p>
          </draw:text-box>
        </draw:frame>
        <draw:frame draw:style-name="gr2" draw:text-style-name="P3" xml:id="id8" draw:id="id8"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7" draw:start-glue-point="1" draw:end-shape="id8" svg:d="m2806 3744 20911 38">
          <text:p/>
        </draw:connector>
        <draw:frame draw:style-name="gr5" draw:text-style-name="P10" draw:layer="layout" svg:width="2.825cm" svg:height="3.171cm" svg:x="2.1cm" svg:y="5.8cm">
          <draw:text-box>
            <text:list text:style-name="L2">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draw:frame draw:style-name="gr2" draw:text-style-name="P6" draw:layer="layout" svg:width="8.045cm" svg:height="1.204cm" svg:x="1.5cm" svg:y="4.9cm">
          <draw:text-box>
            <text:p><text:span text:style-name="T4">通常の数字</text:span><text:span text:style-name="T4">(</text:span><text:span text:style-name="T5">クラス名なし</text:span><text:span text:style-name="T4">)</text:span></text:p>
          </draw:text-box>
        </draw:frame>
        <draw:frame draw:style-name="gr6" draw:text-style-name="P10" draw:layer="layout" svg:width="2.825cm" svg:height="3.171cm" svg:x="14.201cm" svg:y="5.8cm">
          <draw:text-box>
            <text:list text:style-name="L2">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draw:frame draw:style-name="gr7" draw:text-style-name="P10" draw:layer="layout" svg:width="2.825cm" svg:height="3.171cm" svg:x="21.702cm" svg:y="5.8cm">
          <draw:text-box>
            <text:list text:style-name="L2">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item>
                <text:p text:style-name="P4"><text:span text:style-name="T8">リスト内容</text:span></text:p>
              </text:list-item>
            </text:list>
          </draw:text-box>
        </draw:frame>
        <presentation:notes draw:style-name="dp2">
          <draw:page-thumbnail draw:style-name="gr4" draw:layer="layout" svg:width="14.848cm" svg:height="11.136cm" svg:x="3.075cm" svg:y="2.257cm" draw:page-number="4" presentation:class="page"/>
          <draw:frame presentation:style-name="pr2" draw:text-style-name="P8" draw:layer="layout" svg:width="16.799cm" svg:height="13.365cm" svg:x="2.1cm" svg:y="14.107cm" presentation:class="notes" presentation:placeholder="true">
            <draw:text-box/>
          </draw:frame>
        </presentation:notes>
      </draw:page>
      <draw:page draw:name="page5" draw:style-name="dp1" draw:master-page-name="標準" presentation:presentation-page-layout-name="AL1T19">
        <draw:frame presentation:style-name="pr1" draw:layer="layout" svg:width="25.199cm" svg:height="1.664cm" svg:x="1.4cm" svg:y="0.837cm" presentation:class="title">
          <draw:text-box>
            <text:p>定義リスト</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9" draw:id="id9" draw:layer="layout" svg:width="1.306cm" svg:height="1.204cm" svg:x="1.5cm" svg:y="3.142cm">
          <draw:text-box>
            <text:p><text:span text:style-name="T1">PC</text:span></text:p>
          </draw:text-box>
        </draw:frame>
        <draw:frame draw:style-name="gr2" draw:text-style-name="P3" xml:id="id10" draw:id="id10"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9" draw:start-glue-point="1" draw:end-shape="id10" svg:d="m2806 3744 20911 38">
          <text:p/>
        </draw:connector>
        <draw:frame draw:style-name="gr2" draw:text-style-name="P10" draw:layer="layout" svg:width="5.955cm" svg:height="3.755cm" svg:x="2.1cm" svg:y="5.8cm">
          <draw:text-box>
            <text:p text:style-name="P4"><text:span text:style-name="T8">定義</text:span></text:p>
            <text:p text:style-name="P4"><text:span text:style-name="T8">　　定義内容定義内容定義内容</text:span></text:p>
            <text:p text:style-name="P4"><text:span text:style-name="T8">定義</text:span></text:p>
            <text:p text:style-name="P4"><text:span text:style-name="T8">　　定義内容定義内容定義内容</text:span></text:p>
            <text:p text:style-name="P4"><text:span text:style-name="T8">定義</text:span></text:p>
            <text:p text:style-name="P4"><text:span text:style-name="T8">　　定義内容定義内容定義内容</text:span></text:p>
          </draw:text-box>
        </draw:frame>
        <draw:frame draw:style-name="gr2" draw:text-style-name="P6" draw:layer="layout" svg:width="5.582cm" svg:height="1.204cm" svg:x="1.5cm" svg:y="4.9cm">
          <draw:text-box>
            <text:p><text:span text:style-name="T4">通常の定義リスト</text:span></text:p>
          </draw:text-box>
        </draw:frame>
        <draw:frame draw:style-name="gr2" draw:text-style-name="P10" draw:layer="layout" svg:width="5.955cm" svg:height="3.755cm" svg:x="14.201cm" svg:y="5.8cm">
          <draw:text-box>
            <text:p text:style-name="P4"><text:span text:style-name="T8">定義</text:span></text:p>
            <text:p text:style-name="P4"><text:span text:style-name="T8">　　定義内容定義内容定義内容</text:span></text:p>
            <text:p text:style-name="P4"><text:span text:style-name="T8">定義</text:span></text:p>
            <text:p text:style-name="P4"><text:span text:style-name="T8">　　定義内容定義内容定義内容</text:span></text:p>
            <text:p text:style-name="P4"><text:span text:style-name="T8">定義</text:span></text:p>
            <text:p text:style-name="P4"><text:span text:style-name="T8">　　定義内容定義内容定義内容</text:span></text:p>
          </draw:text-box>
        </draw:frame>
        <draw:frame draw:style-name="gr8" draw:text-style-name="P10" draw:layer="layout" svg:width="4.786cm" svg:height="5.507cm" svg:x="21.702cm" svg:y="5.8cm">
          <draw:text-box>
            <text:p text:style-name="P4"><text:span text:style-name="T8">定義</text:span></text:p>
            <text:p text:style-name="P4"><text:span text:style-name="T8">　　定義内容定義内容定</text:span></text:p>
            <text:p text:style-name="P4"><text:span text:style-name="T8">　　義内容</text:span></text:p>
            <text:p text:style-name="P4"><text:span text:style-name="T8">定義</text:span></text:p>
            <text:p text:style-name="P4"><text:span text:style-name="T8">　　定義内容定義内容定</text:span></text:p>
            <text:p text:style-name="P4"><text:span text:style-name="T8">　　義内容</text:span></text:p>
            <text:p text:style-name="P4"><text:span text:style-name="T8">定義</text:span></text:p>
            <text:p text:style-name="P4"><text:span text:style-name="T8">　　定義内容定義内容定</text:span></text:p>
            <text:p text:style-name="P4"><text:span text:style-name="T8">　　義内容</text:span></text:p>
          </draw:text-box>
        </draw:frame>
        <draw:frame draw:style-name="gr2" draw:text-style-name="P10" draw:layer="layout" svg:width="3.228cm" svg:height="4.339cm" svg:x="2.101cm" svg:y="10.6cm">
          <draw:text-box>
            <text:p text:style-name="P4"><text:span text:style-name="T8">※</text:span><text:span text:style-name="T8">1</text:span></text:p>
            <text:p text:style-name="P4"><text:span text:style-name="T8">　　リスト内容</text:span></text:p>
            <text:p text:style-name="P4"><text:span text:style-name="T8">※</text:span><text:span text:style-name="T8">2</text:span></text:p>
            <text:p text:style-name="P4"><text:span text:style-name="T8">　　リスト内容</text:span></text:p>
            <text:p text:style-name="P4"><text:span text:style-name="T8">※</text:span><text:span text:style-name="T8">3</text:span></text:p>
            <text:p text:style-name="P4"><text:span text:style-name="T8">　　リスト内容</text:span></text:p>
            <text:p text:style-name="P4"><text:span text:style-name="T8"/></text:p>
          </draw:text-box>
        </draw:frame>
        <draw:frame draw:style-name="gr2" draw:text-style-name="P6" draw:layer="layout" svg:width="4.947cm" svg:height="1.204cm" svg:x="1.501cm" svg:y="9.7cm">
          <draw:text-box>
            <text:p><text:span text:style-name="T4">注釈定義リスト</text:span></text:p>
          </draw:text-box>
        </draw:frame>
        <draw:frame draw:style-name="gr2" draw:text-style-name="P10" draw:layer="layout" svg:width="3.228cm" svg:height="4.339cm" svg:x="14cm" svg:y="10.601cm">
          <draw:text-box>
            <text:p text:style-name="P4"><text:span text:style-name="T8">※</text:span><text:span text:style-name="T8">1</text:span></text:p>
            <text:p text:style-name="P4"><text:span text:style-name="T8">　　リスト内容</text:span></text:p>
            <text:p text:style-name="P4"><text:span text:style-name="T8">※</text:span><text:span text:style-name="T8">2</text:span></text:p>
            <text:p text:style-name="P4"><text:span text:style-name="T8">　　リスト内容</text:span></text:p>
            <text:p text:style-name="P4"><text:span text:style-name="T8">※</text:span><text:span text:style-name="T8">3</text:span></text:p>
            <text:p text:style-name="P4"><text:span text:style-name="T8">　　リスト内容</text:span></text:p>
            <text:p text:style-name="P4"><text:span text:style-name="T8"/></text:p>
          </draw:text-box>
        </draw:frame>
        <draw:frame draw:style-name="gr2" draw:text-style-name="P10" draw:layer="layout" svg:width="3.228cm" svg:height="4.339cm" svg:x="21.5cm" svg:y="10.602cm">
          <draw:text-box>
            <text:p text:style-name="P4"><text:span text:style-name="T8">※</text:span><text:span text:style-name="T8">1</text:span></text:p>
            <text:p text:style-name="P4"><text:span text:style-name="T8">　　リスト内容</text:span></text:p>
            <text:p text:style-name="P4"><text:span text:style-name="T8">※</text:span><text:span text:style-name="T8">2</text:span></text:p>
            <text:p text:style-name="P4"><text:span text:style-name="T8">　　リスト内容</text:span></text:p>
            <text:p text:style-name="P4"><text:span text:style-name="T8">※</text:span><text:span text:style-name="T8">3</text:span></text:p>
            <text:p text:style-name="P4"><text:span text:style-name="T8">　　リスト内容</text:span></text:p>
            <text:p text:style-name="P4"><text:span text:style-name="T8"/></text:p>
          </draw:text-box>
        </draw:frame>
        <presentation:notes draw:style-name="dp2">
          <draw:page-thumbnail draw:style-name="gr4" draw:layer="layout" svg:width="14.848cm" svg:height="11.136cm" svg:x="3.075cm" svg:y="2.257cm" draw:page-number="5" presentation:class="page"/>
          <draw:frame presentation:style-name="pr2" draw:text-style-name="P8" draw:layer="layout" svg:width="16.799cm" svg:height="13.365cm" svg:x="2.1cm" svg:y="14.107cm" presentation:class="notes" presentation:placeholder="true">
            <draw:text-box/>
          </draw:frame>
        </presentation:notes>
      </draw:page>
      <draw:page draw:name="page6" draw:style-name="dp1" draw:master-page-name="標準" presentation:presentation-page-layout-name="AL1T19">
        <draw:frame presentation:style-name="pr1" draw:layer="layout" svg:width="25.199cm" svg:height="1.664cm" svg:x="1.4cm" svg:y="0.837cm" presentation:class="title">
          <draw:text-box>
            <text:p>テーブル</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11" draw:id="id11" draw:layer="layout" svg:width="1.306cm" svg:height="1.204cm" svg:x="1.5cm" svg:y="3.142cm">
          <draw:text-box>
            <text:p><text:span text:style-name="T1">PC</text:span></text:p>
          </draw:text-box>
        </draw:frame>
        <draw:frame draw:style-name="gr2" draw:text-style-name="P3" xml:id="id12" draw:id="id12"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11" draw:start-glue-point="1" draw:end-shape="id12" svg:d="m2806 3744 20911 38">
          <text:p/>
        </draw:connector>
        <draw:frame draw:style-name="gr2" draw:text-style-name="P6" draw:layer="layout" svg:width="8.244cm" svg:height="1.204cm" svg:x="1.5cm" svg:y="4.9cm">
          <draw:text-box>
            <text:p><text:span text:style-name="T4">通常のテーブル</text:span><text:span text:style-name="T4">(</text:span><text:span text:style-name="T5">table.def</text:span><text:span text:style-name="T4">)</text:span></text:p>
          </draw:text-box>
        </draw:frame>
        <draw:frame draw:style-name="standard" draw:layer="layout" svg:width="11.009cm" svg:height="3.674cm" svg:x="1.913cm" svg:y="6.19cm">
          <table:table table:template-name="default" table:use-first-row-styles="true" table:use-banding-rows-styles="true">
            <table:table-column table:style-name="co1"/>
            <table:table-column table:style-name="co2"/>
            <table:table-row table:style-name="ro1" table:default-cell-style-name="ce1">
              <table:table-cell>
                <text:p><text:span text:style-name="T9">thead</text:span></text:p>
              </table:table-cell>
              <table:table-cell>
                <text:p><text:span text:style-name="T9">thea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4">
                <text:p><text:span text:style-name="T9">th</text:span></text:p>
              </table:table-cell>
              <table:table-cell table:style-name="ce3">
                <text:p><text:span text:style-name="T9">td</text:span></text:p>
              </table:table-cell>
            </table:table-row>
            <table:table-row table:style-name="ro1">
              <table:table-cell table:style-name="ce5">
                <text:p><text:span text:style-name="T9">tfoot</text:span></text:p>
              </table:table-cell>
              <table:table-cell table:style-name="ce6">
                <text:p><text:span text:style-name="T9">tfoot</text:span></text:p>
              </table:table-cell>
            </table:table-row>
          </table:table>
          <draw:image xlink:href="Pictures/TablePreview1.svm" xlink:type="simple" xlink:show="embed" xlink:actuate="onLoad"/>
        </draw:frame>
        <draw:frame draw:style-name="standard" draw:layer="layout" svg:width="6.585cm" svg:height="3.674cm" svg:x="13.914cm" svg:y="6.19cm">
          <table:table table:template-name="default" table:use-first-row-styles="true" table:use-banding-rows-styles="true">
            <table:table-column table:style-name="co3"/>
            <table:table-column table:style-name="co4"/>
            <table:table-row table:style-name="ro1" table:default-cell-style-name="ce1">
              <table:table-cell>
                <text:p><text:span text:style-name="T9">thead</text:span></text:p>
              </table:table-cell>
              <table:table-cell>
                <text:p><text:span text:style-name="T9">thea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4">
                <text:p><text:span text:style-name="T9">th</text:span></text:p>
              </table:table-cell>
              <table:table-cell table:style-name="ce3">
                <text:p><text:span text:style-name="T9">td</text:span></text:p>
              </table:table-cell>
            </table:table-row>
            <table:table-row table:style-name="ro1">
              <table:table-cell table:style-name="ce5">
                <text:p><text:span text:style-name="T9">tfoot</text:span></text:p>
              </table:table-cell>
              <table:table-cell table:style-name="ce6">
                <text:p><text:span text:style-name="T9">tfoot</text:span></text:p>
              </table:table-cell>
            </table:table-row>
          </table:table>
          <draw:image xlink:href="Pictures/TablePreview2.svm" xlink:type="simple" xlink:show="embed" xlink:actuate="onLoad"/>
        </draw:frame>
        <draw:frame draw:style-name="standard" draw:layer="layout" svg:width="4.584cm" svg:height="4.622cm" svg:x="21.415cm" svg:y="6.19cm">
          <table:table table:template-name="default" table:use-first-row-styles="true" table:use-banding-rows-styles="true">
            <table:table-column table:style-name="co5"/>
            <table:table-column table:style-name="co6"/>
            <table:table-row table:style-name="ro1" table:default-cell-style-name="ce1">
              <table:table-cell>
                <text:p><text:span text:style-name="T9">thead</text:span></text:p>
              </table:table-cell>
              <table:table-cell>
                <text:p><text:span text:style-name="T9">thea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2">
                <text:p><text:span text:style-name="T9">th</text:span></text:p>
              </table:table-cell>
              <table:table-cell table:style-name="ce3">
                <text:p><text:span text:style-name="T9">td</text:span></text:p>
              </table:table-cell>
            </table:table-row>
            <table:table-row table:style-name="ro1">
              <table:table-cell table:style-name="ce4">
                <text:p><text:span text:style-name="T9">th</text:span></text:p>
              </table:table-cell>
              <table:table-cell table:style-name="ce3">
                <text:p><text:span text:style-name="T9">td</text:span></text:p>
              </table:table-cell>
            </table:table-row>
            <table:table-row table:style-name="ro1">
              <table:table-cell table:style-name="ce5">
                <text:p><text:span text:style-name="T9">tfoot</text:span></text:p>
              </table:table-cell>
              <table:table-cell table:style-name="ce6">
                <text:p><text:span text:style-name="T9">tfoot</text:span></text:p>
              </table:table-cell>
            </table:table-row>
          </table:table>
          <draw:image xlink:href="Pictures/TablePreview3.svm" xlink:type="simple" xlink:show="embed" xlink:actuate="onLoad"/>
        </draw:frame>
        <presentation:notes draw:style-name="dp2">
          <draw:page-thumbnail draw:style-name="gr4" draw:layer="layout" svg:width="14.848cm" svg:height="11.136cm" svg:x="3.075cm" svg:y="2.257cm" draw:page-number="6" presentation:class="page"/>
          <draw:frame presentation:style-name="pr2" draw:text-style-name="P8" draw:layer="layout" svg:width="16.799cm" svg:height="13.365cm" svg:x="2.1cm" svg:y="14.107cm" presentation:class="notes" presentation:placeholder="true">
            <draw:text-box/>
          </draw:frame>
        </presentation:notes>
      </draw:page>
      <draw:page draw:name="page7" draw:style-name="dp1" draw:master-page-name="標準" presentation:presentation-page-layout-name="AL1T19">
        <draw:frame presentation:style-name="pr1" draw:layer="layout" svg:width="25.199cm" svg:height="1.664cm" svg:x="1.4cm" svg:y="0.837cm" presentation:class="title">
          <draw:text-box>
            <text:p>2カラムレイアウト (<text:span text:style-name="T10">.cols</text:span>)</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9" draw:layer="layout" svg:width="5cm" svg:height="5.016cm" svg:x="2cm" svg:y="4.757cm">
          <draw:text-box>
            <text:p>だるまさんがころんだだるまさんがころんだだるまさんがころんだ</text:p>
          </draw:text-box>
        </draw:frame>
        <draw:frame draw:style-name="gr9" draw:layer="layout" svg:width="5cm" svg:height="5.016cm" svg:x="7.8cm" svg:y="4.757cm">
          <draw:text-box>
            <text:p>だるまさんがころんだだるまさんがころんだだるまさんがころんだ</text:p>
          </draw:text-box>
        </draw:frame>
        <draw:frame draw:style-name="gr9" draw:layer="layout" svg:width="3.102cm" svg:height="7.875cm" svg:x="13.8cm" svg:y="4.757cm">
          <draw:text-box>
            <text:p>だるまさんがころんだだるまさんがころんだだるまさんがころんだ</text:p>
          </draw:text-box>
        </draw:frame>
        <draw:frame draw:style-name="gr9" draw:layer="layout" svg:width="3.102cm" svg:height="7.875cm" svg:x="17.398cm" svg:y="4.757cm">
          <draw:text-box>
            <text:p>だるまさんがころんだだるまさんがころんだだるまさんがころんだ</text:p>
          </draw:text-box>
        </draw:frame>
        <draw:frame draw:style-name="gr9" draw:layer="layout" svg:width="4.7cm" svg:height="5.016cm" svg:x="21.3cm" svg:y="4.758cm">
          <draw:text-box>
            <text:p>だるまさんがころんだだるまさんがころんだだるまさんがころんだ</text:p>
          </draw:text-box>
        </draw:frame>
        <draw:frame draw:style-name="gr9" draw:layer="layout" svg:width="4.7cm" svg:height="5.016cm" svg:x="21.3cm" svg:y="8.569cm">
          <draw:text-box>
            <text:p>だるまさんがころんだだるまさんがころんだだるまさんがころんだ</text:p>
          </draw:text-box>
        </draw:frame>
        <draw:frame draw:style-name="gr10" draw:text-style-name="P11" draw:layer="layout" svg:width="2.195cm" svg:height="2.791cm" svg:x="3cm" svg:y="5.5cm">
          <draw:text-box>
            <text:p><text:span text:style-name="T11">①</text:span></text:p>
          </draw:text-box>
        </draw:frame>
        <draw:frame draw:style-name="gr10" draw:text-style-name="P11" draw:layer="layout" svg:width="2.195cm" svg:height="2.791cm" svg:x="9.3cm" svg:y="5.5cm">
          <draw:text-box>
            <text:p><text:span text:style-name="T11">②</text:span></text:p>
          </draw:text-box>
        </draw:frame>
        <draw:frame draw:style-name="gr10" draw:text-style-name="P11" draw:layer="layout" svg:width="2.195cm" svg:height="2.791cm" svg:x="17.881cm" svg:y="6.796cm">
          <draw:text-box>
            <text:p><text:span text:style-name="T11">②</text:span></text:p>
          </draw:text-box>
        </draw:frame>
        <draw:frame draw:style-name="gr10" draw:text-style-name="P11" draw:layer="layout" svg:width="2.195cm" svg:height="2.791cm" svg:x="14cm" svg:y="6.7cm">
          <draw:text-box>
            <text:p><text:span text:style-name="T11">①</text:span></text:p>
          </draw:text-box>
        </draw:frame>
        <draw:frame draw:style-name="gr10" draw:text-style-name="P11" draw:layer="layout" svg:width="2.195cm" svg:height="2.791cm" svg:x="22.3cm" svg:y="5.256cm">
          <draw:text-box>
            <text:p><text:span text:style-name="T11">①</text:span></text:p>
          </draw:text-box>
        </draw:frame>
        <draw:frame draw:style-name="gr10" draw:text-style-name="P11" draw:layer="layout" svg:width="2.195cm" svg:height="2.791cm" svg:x="22.3cm" svg:y="9.256cm">
          <draw:text-box>
            <text:p><text:span text:style-name="T11">②</text:span></text:p>
          </draw:text-box>
        </draw:frame>
        <draw:frame draw:style-name="gr2" xml:id="id13" draw:id="id13" draw:layer="layout" svg:width="1.306cm" svg:height="1.204cm" svg:x="1.5cm" svg:y="3.142cm">
          <draw:text-box>
            <text:p>PC</text:p>
          </draw:text-box>
        </draw:frame>
        <draw:frame draw:style-name="gr2" xml:id="id14" draw:id="id14" draw:layer="layout" svg:width="3.042cm" svg:height="1.204cm" svg:x="23.717cm" svg:y="3.18cm">
          <draw:text-box>
            <text:p>モバイル</text:p>
          </draw:text-box>
        </draw:frame>
        <draw:connector draw:style-name="gr3" draw:text-style-name="P1" draw:layer="layout" draw:type="line" svg:x1="2.806cm" svg:y1="3.744cm" svg:x2="23.717cm" svg:y2="3.782cm" draw:start-shape="id13" draw:start-glue-point="1" draw:end-shape="id14" svg:d="m2806 3744 20911 38">
          <text:p/>
        </draw:connector>
        <presentation:notes draw:style-name="dp2">
          <draw:page-thumbnail draw:style-name="gr4"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標準" presentation:presentation-page-layout-name="AL1T19">
        <draw:frame presentation:style-name="pr1" draw:layer="layout" svg:width="25.199cm" svg:height="1.664cm" svg:x="1.4cm" svg:y="0.837cm" presentation:class="title">
          <draw:text-box>
            <text:p>右(または左)回り込み画像</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15" draw:id="id15" draw:layer="layout" svg:width="1.306cm" svg:height="1.204cm" svg:x="1.5cm" svg:y="3.142cm">
          <draw:text-box>
            <text:p><text:span text:style-name="T1">PC</text:span></text:p>
          </draw:text-box>
        </draw:frame>
        <draw:frame draw:style-name="gr2" draw:text-style-name="P3" xml:id="id16" draw:id="id16"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15" draw:start-glue-point="1" draw:end-shape="id16" svg:d="m2806 3744 20911 38">
          <text:p/>
        </draw:connector>
        <draw:rect draw:style-name="gr11" draw:text-style-name="P1" draw:layer="layout" svg:width="5.5cm" svg:height="4cm" svg:x="7.5cm" svg:y="5cm">
          <text:p/>
        </draw:rect>
        <draw:line draw:style-name="gr11" draw:text-style-name="P1" draw:layer="layout" svg:x1="2cm" svg:y1="5.5cm" svg:x2="7cm" svg:y2="5.5cm">
          <text:p/>
        </draw:line>
        <draw:line draw:style-name="gr11" draw:text-style-name="P1" draw:layer="layout" svg:x1="2cm" svg:y1="6.274cm" svg:x2="7cm" svg:y2="6.274cm">
          <text:p/>
        </draw:line>
        <draw:line draw:style-name="gr11" draw:text-style-name="P1" draw:layer="layout" svg:x1="2cm" svg:y1="7.2cm" svg:x2="7cm" svg:y2="7.2cm">
          <text:p/>
        </draw:line>
        <draw:line draw:style-name="gr11" draw:text-style-name="P1" draw:layer="layout" svg:x1="2cm" svg:y1="7.974cm" svg:x2="7cm" svg:y2="7.974cm">
          <text:p/>
        </draw:line>
        <draw:line draw:style-name="gr11" draw:text-style-name="P1" draw:layer="layout" svg:x1="2cm" svg:y1="8.8cm" svg:x2="7cm" svg:y2="8.8cm">
          <text:p/>
        </draw:line>
        <draw:line draw:style-name="gr11" draw:text-style-name="P1" draw:layer="layout" svg:x1="2cm" svg:y1="9.574cm" svg:x2="7cm" svg:y2="9.574cm">
          <text:p/>
        </draw:line>
        <draw:line draw:style-name="gr11" draw:text-style-name="P1" draw:layer="layout" svg:x1="2cm" svg:y1="10.374cm" svg:x2="13cm" svg:y2="10.374cm">
          <text:p/>
        </draw:line>
        <draw:line draw:style-name="gr11" draw:text-style-name="P1" draw:layer="layout" svg:x1="2cm" svg:y1="11.2cm" svg:x2="13cm" svg:y2="11.2cm">
          <text:p/>
        </draw:line>
        <draw:line draw:style-name="gr11" draw:text-style-name="P1" draw:layer="layout" svg:x1="2cm" svg:y1="11.974cm" svg:x2="13cm" svg:y2="11.974cm">
          <text:p/>
        </draw:line>
        <draw:frame draw:style-name="gr2" draw:text-style-name="P12" draw:layer="layout" svg:width="2.839cm" svg:height="0.835cm" svg:x="9.038cm" svg:y="9cm">
          <draw:text-box>
            <text:p><text:span text:style-name="T12">キャプション</text:span></text:p>
          </draw:text-box>
        </draw:frame>
        <draw:rect draw:style-name="gr11" draw:text-style-name="P1" draw:layer="layout" svg:width="3.1cm" svg:height="2.255cm" svg:x="17.5cm" svg:y="5cm">
          <text:p/>
        </draw:rect>
        <draw:frame draw:style-name="gr2" draw:text-style-name="P12" draw:layer="layout" svg:width="2.839cm" svg:height="0.835cm" svg:x="17.838cm" svg:y="7.3cm">
          <draw:text-box>
            <text:p><text:span text:style-name="T12">キャプション</text:span></text:p>
          </draw:text-box>
        </draw:frame>
        <draw:line draw:style-name="gr11" draw:text-style-name="P1" draw:layer="layout" svg:x1="13.9cm" svg:y1="5.5cm" svg:x2="16.9cm" svg:y2="5.5cm">
          <text:p/>
        </draw:line>
        <draw:line draw:style-name="gr11" draw:text-style-name="P1" draw:layer="layout" svg:x1="13.9cm" svg:y1="6.274cm" svg:x2="16.9cm" svg:y2="6.274cm">
          <text:p/>
        </draw:line>
        <draw:line draw:style-name="gr11" draw:text-style-name="P1" draw:layer="layout" svg:x1="13.9cm" svg:y1="7.2cm" svg:x2="16.9cm" svg:y2="7.2cm">
          <text:p/>
        </draw:line>
        <draw:line draw:style-name="gr11" draw:text-style-name="P1" draw:layer="layout" svg:x1="13.9cm" svg:y1="7.974cm" svg:x2="16.9cm" svg:y2="7.974cm">
          <text:p/>
        </draw:line>
        <draw:line draw:style-name="gr11" draw:text-style-name="P1" draw:layer="layout" svg:x1="13.9cm" svg:y1="8.774cm" svg:x2="20.5cm" svg:y2="8.774cm">
          <text:p/>
        </draw:line>
        <draw:line draw:style-name="gr11" draw:text-style-name="P1" draw:layer="layout" svg:x1="13.9cm" svg:y1="9.6cm" svg:x2="20.5cm" svg:y2="9.6cm">
          <text:p/>
        </draw:line>
        <draw:line draw:style-name="gr11" draw:text-style-name="P1" draw:layer="layout" svg:x1="13.9cm" svg:y1="10.374cm" svg:x2="20.5cm" svg:y2="10.374cm">
          <text:p/>
        </draw:line>
        <draw:line draw:style-name="gr11" draw:text-style-name="P1" draw:layer="layout" svg:x1="13.9cm" svg:y1="11.174cm" svg:x2="20.5cm" svg:y2="11.174cm">
          <text:p/>
        </draw:line>
        <draw:line draw:style-name="gr11" draw:text-style-name="P1" draw:layer="layout" svg:x1="13.9cm" svg:y1="12cm" svg:x2="20.5cm" svg:y2="12cm">
          <text:p/>
        </draw:line>
        <draw:line draw:style-name="gr11" draw:text-style-name="P1" draw:layer="layout" svg:x1="13.9cm" svg:y1="12.774cm" svg:x2="20.5cm" svg:y2="12.774cm">
          <text:p/>
        </draw:line>
        <draw:line draw:style-name="gr11" draw:text-style-name="P1" draw:layer="layout" svg:x1="13.9cm" svg:y1="13.674cm" svg:x2="20.5cm" svg:y2="13.674cm">
          <text:p/>
        </draw:line>
        <draw:line draw:style-name="gr11" draw:text-style-name="P1" draw:layer="layout" svg:x1="13.9cm" svg:y1="14.5cm" svg:x2="20.5cm" svg:y2="14.5cm">
          <text:p/>
        </draw:line>
        <draw:line draw:style-name="gr11" draw:text-style-name="P1" draw:layer="layout" svg:x1="13.9cm" svg:y1="15.274cm" svg:x2="20.5cm" svg:y2="15.274cm">
          <text:p/>
        </draw:line>
        <draw:rect draw:style-name="gr11" draw:text-style-name="P1" draw:layer="layout" svg:width="4.592cm" svg:height="3.34cm" svg:x="21.5cm" svg:y="5cm">
          <text:p/>
        </draw:rect>
        <draw:frame draw:style-name="gr2" draw:text-style-name="P12" draw:layer="layout" svg:width="2.839cm" svg:height="0.835cm" svg:x="22.638cm" svg:y="8.4cm">
          <draw:text-box>
            <text:p><text:span text:style-name="T12">キャプション</text:span></text:p>
          </draw:text-box>
        </draw:frame>
        <draw:line draw:style-name="gr11" draw:text-style-name="P1" draw:layer="layout" svg:x1="21.5cm" svg:y1="9.374cm" svg:x2="26cm" svg:y2="9.374cm">
          <text:p/>
        </draw:line>
        <draw:line draw:style-name="gr11" draw:text-style-name="P1" draw:layer="layout" svg:x1="21.5cm" svg:y1="10.2cm" svg:x2="26cm" svg:y2="10.2cm">
          <text:p/>
        </draw:line>
        <draw:line draw:style-name="gr11" draw:text-style-name="P1" draw:layer="layout" svg:x1="21.5cm" svg:y1="10.974cm" svg:x2="26cm" svg:y2="10.974cm">
          <text:p/>
        </draw:line>
        <draw:line draw:style-name="gr11" draw:text-style-name="P1" draw:layer="layout" svg:x1="21.5cm" svg:y1="11.774cm" svg:x2="26cm" svg:y2="11.774cm">
          <text:p/>
        </draw:line>
        <draw:line draw:style-name="gr11" draw:text-style-name="P1" draw:layer="layout" svg:x1="21.5cm" svg:y1="12.6cm" svg:x2="26cm" svg:y2="12.6cm">
          <text:p/>
        </draw:line>
        <draw:line draw:style-name="gr11" draw:text-style-name="P1" draw:layer="layout" svg:x1="21.5cm" svg:y1="13.374cm" svg:x2="26cm" svg:y2="13.374cm">
          <text:p/>
        </draw:line>
        <draw:line draw:style-name="gr11" draw:text-style-name="P1" draw:layer="layout" svg:x1="21.5cm" svg:y1="14.274cm" svg:x2="26cm" svg:y2="14.274cm">
          <text:p/>
        </draw:line>
        <draw:line draw:style-name="gr11" draw:text-style-name="P1" draw:layer="layout" svg:x1="21.5cm" svg:y1="15.1cm" svg:x2="26cm" svg:y2="15.1cm">
          <text:p/>
        </draw:line>
        <draw:line draw:style-name="gr11" draw:text-style-name="P1" draw:layer="layout" svg:x1="21.5cm" svg:y1="15.874cm" svg:x2="26cm" svg:y2="15.874cm">
          <text:p/>
        </draw:line>
        <draw:line draw:style-name="gr11" draw:text-style-name="P1" draw:layer="layout" svg:x1="21.5cm" svg:y1="16.674cm" svg:x2="26cm" svg:y2="16.674cm">
          <text:p/>
        </draw:line>
        <draw:line draw:style-name="gr11" draw:text-style-name="P1" draw:layer="layout" svg:x1="21.5cm" svg:y1="17.5cm" svg:x2="26cm" svg:y2="17.5cm">
          <text:p/>
        </draw:line>
        <draw:line draw:style-name="gr11" draw:text-style-name="P1" draw:layer="layout" svg:x1="21.5cm" svg:y1="18.274cm" svg:x2="26cm" svg:y2="18.274cm">
          <text:p/>
        </draw:line>
        <draw:line draw:style-name="gr11" draw:text-style-name="P1" draw:layer="layout" svg:x1="8.5cm" svg:y1="8cm" svg:x2="7.5cm" svg:y2="15cm">
          <text:p/>
        </draw:line>
        <draw:frame draw:style-name="gr12" draw:layer="layout" svg:width="1.772cm" svg:height="1.204cm" svg:x="6.728cm" svg:y="15cm">
          <draw:text-box>
            <text:p>図表</text:p>
          </draw:text-box>
        </draw:frame>
        <presentation:notes draw:style-name="dp2">
          <draw:page-thumbnail draw:style-name="gr4" draw:layer="layout" svg:width="14.848cm" svg:height="11.136cm" svg:x="3.075cm" svg:y="2.257cm" draw:page-number="8" presentation:class="page"/>
          <draw:frame presentation:style-name="pr2" draw:text-style-name="P8" draw:layer="layout" svg:width="16.799cm" svg:height="13.365cm" svg:x="2.1cm" svg:y="14.107cm" presentation:class="notes" presentation:placeholder="true">
            <draw:text-box/>
          </draw:frame>
        </presentation:notes>
      </draw:page>
      <draw:page draw:name="page9" draw:style-name="dp1" draw:master-page-name="標準" presentation:presentation-page-layout-name="AL1T19">
        <draw:frame presentation:style-name="pr1" draw:layer="layout" svg:width="25.199cm" svg:height="1.664cm" svg:x="1.4cm" svg:y="0.837cm" presentation:class="title">
          <draw:text-box>
            <text:p>サムネイルリスト</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17" draw:id="id17" draw:layer="layout" svg:width="1.306cm" svg:height="1.204cm" svg:x="1.5cm" svg:y="3.142cm">
          <draw:text-box>
            <text:p><text:span text:style-name="T1">PC</text:span></text:p>
          </draw:text-box>
        </draw:frame>
        <draw:frame draw:style-name="gr2" draw:text-style-name="P3" xml:id="id18" draw:id="id18"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17" draw:start-glue-point="1" draw:end-shape="id18" svg:d="m2806 3744 20911 38">
          <text:p/>
        </draw:connector>
        <draw:rect draw:style-name="gr11" draw:text-style-name="P1" draw:layer="layout" svg:width="2.5cm" svg:height="1.818cm" svg:x="2cm" svg:y="5.3cm">
          <text:p/>
        </draw:rect>
        <draw:frame draw:style-name="gr2" draw:text-style-name="P12" draw:layer="layout" svg:width="2.839cm" svg:height="0.835cm" svg:x="2cm" svg:y="7cm">
          <draw:text-box>
            <text:p><text:span text:style-name="T12">キャプション</text:span></text:p>
          </draw:text-box>
        </draw:frame>
        <draw:frame draw:style-name="gr2" draw:text-style-name="P12" draw:layer="layout" svg:width="2.839cm" svg:height="1.419cm" svg:x="2cm" svg:y="7.5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4.8cm" svg:y="5.301cm">
          <text:p/>
        </draw:rect>
        <draw:frame draw:style-name="gr2" draw:text-style-name="P12" draw:layer="layout" svg:width="2.839cm" svg:height="0.835cm" svg:x="4.8cm" svg:y="7.001cm">
          <draw:text-box>
            <text:p><text:span text:style-name="T12">キャプション</text:span></text:p>
          </draw:text-box>
        </draw:frame>
        <draw:frame draw:style-name="gr2" draw:text-style-name="P12" draw:layer="layout" svg:width="2.839cm" svg:height="1.419cm" svg:x="4.8cm" svg:y="7.501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7.6cm" svg:y="5.302cm">
          <text:p/>
        </draw:rect>
        <draw:frame draw:style-name="gr2" draw:text-style-name="P12" draw:layer="layout" svg:width="2.839cm" svg:height="0.835cm" svg:x="7.6cm" svg:y="7.002cm">
          <draw:text-box>
            <text:p><text:span text:style-name="T12">キャプション</text:span></text:p>
          </draw:text-box>
        </draw:frame>
        <draw:frame draw:style-name="gr2" draw:text-style-name="P12" draw:layer="layout" svg:width="2.839cm" svg:height="1.419cm" svg:x="7.6cm" svg:y="7.50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0.4cm" svg:y="5.303cm">
          <text:p/>
        </draw:rect>
        <draw:frame draw:style-name="gr2" draw:text-style-name="P12" draw:layer="layout" svg:width="2.839cm" svg:height="0.835cm" svg:x="10.4cm" svg:y="7.003cm">
          <draw:text-box>
            <text:p><text:span text:style-name="T12">キャプション</text:span></text:p>
          </draw:text-box>
        </draw:frame>
        <draw:frame draw:style-name="gr2" draw:text-style-name="P12" draw:layer="layout" svg:width="2.839cm" svg:height="1.419cm" svg:x="10.4cm" svg:y="7.503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2cm" svg:y="9cm">
          <text:p/>
        </draw:rect>
        <draw:frame draw:style-name="gr2" draw:text-style-name="P12" draw:layer="layout" svg:width="2.839cm" svg:height="0.835cm" svg:x="2cm" svg:y="10.7cm">
          <draw:text-box>
            <text:p><text:span text:style-name="T12">キャプション</text:span></text:p>
          </draw:text-box>
        </draw:frame>
        <draw:frame draw:style-name="gr2" draw:text-style-name="P12" draw:layer="layout" svg:width="2.839cm" svg:height="1.419cm" svg:x="2cm" svg:y="11.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4.8cm" svg:y="9.001cm">
          <text:p/>
        </draw:rect>
        <draw:frame draw:style-name="gr2" draw:text-style-name="P12" draw:layer="layout" svg:width="2.839cm" svg:height="0.835cm" svg:x="4.8cm" svg:y="10.701cm">
          <draw:text-box>
            <text:p><text:span text:style-name="T12">キャプション</text:span></text:p>
          </draw:text-box>
        </draw:frame>
        <draw:frame draw:style-name="gr2" draw:text-style-name="P12" draw:layer="layout" svg:width="2.839cm" svg:height="1.419cm" svg:x="4.8cm" svg:y="11.201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7.6cm" svg:y="9.002cm">
          <text:p/>
        </draw:rect>
        <draw:frame draw:style-name="gr2" draw:text-style-name="P12" draw:layer="layout" svg:width="2.839cm" svg:height="0.835cm" svg:x="7.6cm" svg:y="10.702cm">
          <draw:text-box>
            <text:p><text:span text:style-name="T12">キャプション</text:span></text:p>
          </draw:text-box>
        </draw:frame>
        <draw:frame draw:style-name="gr2" draw:text-style-name="P12" draw:layer="layout" svg:width="2.839cm" svg:height="1.419cm" svg:x="7.6cm" svg:y="11.20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4.5cm" svg:y="5.3cm">
          <text:p/>
        </draw:rect>
        <draw:frame draw:style-name="gr2" draw:text-style-name="P12" draw:layer="layout" svg:width="2.839cm" svg:height="0.835cm" svg:x="14.5cm" svg:y="7cm">
          <draw:text-box>
            <text:p><text:span text:style-name="T12">キャプション</text:span></text:p>
          </draw:text-box>
        </draw:frame>
        <draw:frame draw:style-name="gr2" draw:text-style-name="P12" draw:layer="layout" svg:width="2.839cm" svg:height="1.419cm" svg:x="14.5cm" svg:y="7.5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7.3cm" svg:y="5.301cm">
          <text:p/>
        </draw:rect>
        <draw:frame draw:style-name="gr2" draw:text-style-name="P12" draw:layer="layout" svg:width="2.839cm" svg:height="0.835cm" svg:x="17.3cm" svg:y="7.001cm">
          <draw:text-box>
            <text:p><text:span text:style-name="T12">キャプション</text:span></text:p>
          </draw:text-box>
        </draw:frame>
        <draw:frame draw:style-name="gr2" draw:text-style-name="P12" draw:layer="layout" svg:width="2.839cm" svg:height="1.419cm" svg:x="17.3cm" svg:y="7.501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4.5cm" svg:y="9cm">
          <text:p/>
        </draw:rect>
        <draw:frame draw:style-name="gr2" draw:text-style-name="P12" draw:layer="layout" svg:width="2.839cm" svg:height="0.835cm" svg:x="14.5cm" svg:y="10.7cm">
          <draw:text-box>
            <text:p><text:span text:style-name="T12">キャプション</text:span></text:p>
          </draw:text-box>
        </draw:frame>
        <draw:frame draw:style-name="gr2" draw:text-style-name="P12" draw:layer="layout" svg:width="2.839cm" svg:height="1.419cm" svg:x="14.5cm" svg:y="11.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7.3cm" svg:y="9.001cm">
          <text:p/>
        </draw:rect>
        <draw:frame draw:style-name="gr2" draw:text-style-name="P12" draw:layer="layout" svg:width="2.839cm" svg:height="0.835cm" svg:x="17.3cm" svg:y="10.701cm">
          <draw:text-box>
            <text:p><text:span text:style-name="T12">キャプション</text:span></text:p>
          </draw:text-box>
        </draw:frame>
        <draw:frame draw:style-name="gr2" draw:text-style-name="P12" draw:layer="layout" svg:width="2.839cm" svg:height="1.419cm" svg:x="17.3cm" svg:y="11.201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4.5cm" svg:y="12.8cm">
          <text:p/>
        </draw:rect>
        <draw:frame draw:style-name="gr2" draw:text-style-name="P12" draw:layer="layout" svg:width="2.839cm" svg:height="0.835cm" svg:x="14.5cm" svg:y="14.5cm">
          <draw:text-box>
            <text:p><text:span text:style-name="T12">キャプション</text:span></text:p>
          </draw:text-box>
        </draw:frame>
        <draw:frame draw:style-name="gr2" draw:text-style-name="P12" draw:layer="layout" svg:width="2.839cm" svg:height="1.419cm" svg:x="14.5cm" svg:y="15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7.3cm" svg:y="12.801cm">
          <text:p/>
        </draw:rect>
        <draw:frame draw:style-name="gr2" draw:text-style-name="P12" draw:layer="layout" svg:width="2.839cm" svg:height="0.835cm" svg:x="17.3cm" svg:y="14.501cm">
          <draw:text-box>
            <text:p><text:span text:style-name="T12">キャプション</text:span></text:p>
          </draw:text-box>
        </draw:frame>
        <draw:frame draw:style-name="gr2" draw:text-style-name="P12" draw:layer="layout" svg:width="2.839cm" svg:height="1.419cm" svg:x="17.3cm" svg:y="15.001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14.5cm" svg:y="16.5cm">
          <text:p/>
        </draw:rect>
        <draw:frame draw:style-name="gr2" draw:text-style-name="P12" draw:layer="layout" svg:width="2.839cm" svg:height="0.835cm" svg:x="14.5cm" svg:y="18.2cm">
          <draw:text-box>
            <text:p><text:span text:style-name="T12">キャプション</text:span></text:p>
          </draw:text-box>
        </draw:frame>
        <draw:frame draw:style-name="gr2" draw:text-style-name="P12" draw:layer="layout" svg:width="2.839cm" svg:height="1.419cm" svg:x="14.5cm" svg:y="18.7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22.7cm" svg:y="5.302cm">
          <text:p/>
        </draw:rect>
        <draw:frame draw:style-name="gr2" draw:text-style-name="P12" draw:layer="layout" svg:width="2.839cm" svg:height="0.835cm" svg:x="22.7cm" svg:y="7.002cm">
          <draw:text-box>
            <text:p><text:span text:style-name="T12">キャプション</text:span></text:p>
          </draw:text-box>
        </draw:frame>
        <draw:frame draw:style-name="gr2" draw:text-style-name="P12" draw:layer="layout" svg:width="2.839cm" svg:height="1.419cm" svg:x="22.7cm" svg:y="7.50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22.7cm" svg:y="9.002cm">
          <text:p/>
        </draw:rect>
        <draw:frame draw:style-name="gr2" draw:text-style-name="P12" draw:layer="layout" svg:width="2.839cm" svg:height="0.835cm" svg:x="22.7cm" svg:y="10.702cm">
          <draw:text-box>
            <text:p><text:span text:style-name="T12">キャプション</text:span></text:p>
          </draw:text-box>
        </draw:frame>
        <draw:frame draw:style-name="gr2" draw:text-style-name="P12" draw:layer="layout" svg:width="2.839cm" svg:height="1.419cm" svg:x="22.7cm" svg:y="11.20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22.7cm" svg:y="12.802cm">
          <text:p/>
        </draw:rect>
        <draw:frame draw:style-name="gr2" draw:text-style-name="P12" draw:layer="layout" svg:width="2.839cm" svg:height="0.835cm" svg:x="22.7cm" svg:y="14.502cm">
          <draw:text-box>
            <text:p><text:span text:style-name="T12">キャプション</text:span></text:p>
          </draw:text-box>
        </draw:frame>
        <draw:frame draw:style-name="gr2" draw:text-style-name="P12" draw:layer="layout" svg:width="2.839cm" svg:height="1.419cm" svg:x="22.7cm" svg:y="15.002cm">
          <draw:text-box>
            <text:p><text:span text:style-name="T12">もじもじもじ</text:span><text:span text:style-name="T12"><text:line-break/></text:span><text:span text:style-name="T12">もじもじもじ</text:span></text:p>
          </draw:text-box>
        </draw:frame>
        <draw:rect draw:style-name="gr11" draw:text-style-name="P1" draw:layer="layout" svg:width="2.5cm" svg:height="1.818cm" svg:x="22.7cm" svg:y="16.502cm">
          <text:p/>
        </draw:rect>
        <draw:frame draw:style-name="gr2" draw:text-style-name="P12" draw:layer="layout" svg:width="2.839cm" svg:height="0.835cm" svg:x="22.7cm" svg:y="18.202cm">
          <draw:text-box>
            <text:p><text:span text:style-name="T12">キャプション</text:span></text:p>
          </draw:text-box>
        </draw:frame>
        <draw:frame draw:style-name="gr2" draw:text-style-name="P12" draw:layer="layout" svg:width="2.839cm" svg:height="1.419cm" svg:x="22.7cm" svg:y="18.702cm">
          <draw:text-box>
            <text:p><text:span text:style-name="T12">もじもじもじ</text:span><text:span text:style-name="T12"><text:line-break/></text:span><text:span text:style-name="T12">もじもじもじ</text:span></text:p>
          </draw:text-box>
        </draw:frame>
        <presentation:notes draw:style-name="dp2">
          <draw:page-thumbnail draw:style-name="gr4" draw:layer="layout" svg:width="14.848cm" svg:height="11.136cm" svg:x="3.075cm" svg:y="2.257cm" draw:page-number="9" presentation:class="page"/>
          <draw:frame presentation:style-name="pr2" draw:text-style-name="P8" draw:layer="layout" svg:width="16.799cm" svg:height="13.365cm" svg:x="2.1cm" svg:y="14.107cm" presentation:class="notes" presentation:placeholder="true">
            <draw:text-box/>
          </draw:frame>
        </presentation:notes>
      </draw:page>
      <draw:page draw:name="page10" draw:style-name="dp1" draw:master-page-name="標準" presentation:presentation-page-layout-name="AL1T19">
        <draw:frame presentation:style-name="pr1" draw:layer="layout" svg:width="25.199cm" svg:height="1.664cm" svg:x="1.4cm" svg:y="0.837cm" presentation:class="title">
          <draw:text-box>
            <text:p>注意喚起</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19" draw:id="id19" draw:layer="layout" svg:width="1.306cm" svg:height="1.204cm" svg:x="1.5cm" svg:y="3.142cm">
          <draw:text-box>
            <text:p><text:span text:style-name="T1">PC</text:span></text:p>
          </draw:text-box>
        </draw:frame>
        <draw:frame draw:style-name="gr2" draw:text-style-name="P3" xml:id="id20" draw:id="id20"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19" draw:start-glue-point="1" draw:end-shape="id20" svg:d="m2806 3744 20911 38">
          <text:p/>
        </draw:connector>
        <draw:frame draw:style-name="gr2" draw:text-style-name="P3" draw:layer="layout" svg:width="5.582cm" svg:height="1.204cm" svg:x="1.5cm" svg:y="4.9cm">
          <draw:text-box>
            <text:p><text:span text:style-name="T2">注意喚起ユニット</text:span></text:p>
          </draw:text-box>
        </draw:frame>
        <draw:frame draw:style-name="gr2" draw:text-style-name="P3" draw:layer="layout" svg:width="11.22cm" svg:height="1.204cm" svg:x="1.5cm" svg:y="11.8cm">
          <draw:text-box>
            <text:p><text:span text:style-name="T2">注意喚起テキスト</text:span><text:span text:style-name="T2">(</text:span><text:span text:style-name="T2">インラインで使用</text:span><text:span text:style-name="T2">)</text:span></text:p>
          </draw:text-box>
        </draw:frame>
        <presentation:notes draw:style-name="dp2">
          <draw:page-thumbnail draw:style-name="gr4" draw:layer="layout" svg:width="14.848cm" svg:height="11.136cm" svg:x="3.075cm" svg:y="2.257cm" draw:page-number="10" presentation:class="page"/>
          <draw:frame presentation:style-name="pr2" draw:text-style-name="P8" draw:layer="layout" svg:width="16.799cm" svg:height="13.365cm" svg:x="2.1cm" svg:y="14.107cm" presentation:class="notes" presentation:placeholder="true">
            <draw:text-box/>
          </draw:frame>
        </presentation:notes>
      </draw:page>
      <draw:page draw:name="page11" draw:style-name="dp1" draw:master-page-name="標準" presentation:presentation-page-layout-name="AL1T19">
        <draw:frame presentation:style-name="pr1" draw:layer="layout" svg:width="25.199cm" svg:height="1.664cm" svg:x="1.4cm" svg:y="0.837cm" presentation:class="title">
          <draw:text-box>
            <text:p>日付入りリスト</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21" draw:id="id21" draw:layer="layout" svg:width="1.306cm" svg:height="1.204cm" svg:x="1.5cm" svg:y="3.142cm">
          <draw:text-box>
            <text:p><text:span text:style-name="T1">PC</text:span></text:p>
          </draw:text-box>
        </draw:frame>
        <draw:frame draw:style-name="gr2" draw:text-style-name="P3" xml:id="id22" draw:id="id22"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21" draw:start-glue-point="1" draw:end-shape="id22" svg:d="m2806 3744 20911 38">
          <text:p/>
        </draw:connector>
        <draw:frame draw:style-name="gr2" draw:text-style-name="P3" draw:layer="layout" svg:width="11.855cm" svg:height="1.204cm" svg:x="1.5cm" svg:y="4.9cm">
          <draw:text-box>
            <text:p><text:span text:style-name="T2">日付入りリスト</text:span><text:span text:style-name="T2">(</text:span><text:span text:style-name="T2">ニュース一覧等に使用</text:span><text:span text:style-name="T2">)</text:span></text:p>
          </draw:text-box>
        </draw:frame>
        <presentation:notes draw:style-name="dp2">
          <draw:page-thumbnail draw:style-name="gr4" draw:layer="layout" svg:width="14.848cm" svg:height="11.136cm" svg:x="3.075cm" svg:y="2.257cm" draw:page-number="11" presentation:class="page"/>
          <draw:frame presentation:style-name="pr2" draw:text-style-name="P8" draw:layer="layout" svg:width="16.799cm" svg:height="13.365cm" svg:x="2.1cm" svg:y="14.107cm" presentation:class="notes" presentation:placeholder="true">
            <draw:text-box/>
          </draw:frame>
        </presentation:notes>
      </draw:page>
      <draw:page draw:name="page12" draw:style-name="dp1" draw:master-page-name="標準" presentation:presentation-page-layout-name="AL1T19">
        <draw:frame presentation:style-name="pr1" draw:layer="layout" svg:width="25.199cm" svg:height="1.664cm" svg:x="1.4cm" svg:y="0.837cm" presentation:class="title">
          <draw:text-box>
            <text:p>ソースコード (<text:span text:style-name="T10">.code</text:span>)</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23" draw:id="id23" draw:layer="layout" svg:width="1.306cm" svg:height="1.204cm" svg:x="1.5cm" svg:y="3.142cm">
          <draw:text-box>
            <text:p><text:span text:style-name="T1">PC</text:span></text:p>
          </draw:text-box>
        </draw:frame>
        <draw:frame draw:style-name="gr2" draw:text-style-name="P3" xml:id="id24" draw:id="id24"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23" draw:start-glue-point="1" draw:end-shape="id24" svg:d="m2806 3744 20911 38">
          <text:p/>
        </draw:connector>
        <draw:frame draw:style-name="gr13" draw:text-style-name="P13" draw:layer="layout" svg:width="11.117cm" svg:height="7.841cm" svg:x="1.811cm" svg:y="5cm">
          <draw:text-box>
            <text:p text:style-name="P4"><text:span text:style-name="T13">&lt;div class="columns unit"&gt;</text:span></text:p>
            <text:p text:style-name="P4"><text:span text:style-name="T13"><text:tab/></text:span><text:span text:style-name="T13">&lt;div class="columns-col columns-1of2"&gt;</text:span></text:p>
            <text:p text:style-name="P4"><text:span text:style-name="T13"><text:tab/></text:span><text:span text:style-name="T13"><text:tab/></text:span><text:span text:style-name="T13">&lt;p&gt;columns </text:span><text:span text:style-name="T13">には </text:span><text:span text:style-name="T13">unit </text:span><text:span text:style-name="T13">を一緒につけます。</text:span><text:span text:style-name="T13">&lt;/p</text:span></text:p>
            <text:p text:style-name="P4"><text:span text:style-name="T13"><text:tab/></text:span><text:span text:style-name="T13"><text:tab/></text:span><text:span text:style-name="T13">&lt;p&gt;</text:span><text:span text:style-name="T13">カラム </text:span><text:span text:style-name="T13">columns-1of2&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lt;/div&gt;</text:span></text:p>
            <text:p text:style-name="P4"><text:span text:style-name="T13"><text:tab/></text:span><text:span text:style-name="T13">&lt;div class="columns-col columns-1of2 columns-l</text:span></text:p>
            <text:p text:style-name="P4"><text:span text:style-name="T13"><text:tab/></text:span><text:span text:style-name="T13"><text:tab/></text:span><text:span text:style-name="T13">&lt;p&gt;</text:span><text:span text:style-name="T13">最後のカラムには、</text:span><text:span text:style-name="T13">&lt;code&gt;.columns-last&lt;</text:span></text:p>
            <text:p text:style-name="P4"><text:span text:style-name="T13"><text:tab/></text:span><text:span text:style-name="T13"><text:tab/></text:span><text:span text:style-name="T13">&lt;p&gt;</text:span><text:span text:style-name="T13">カラム </text:span><text:span text:style-name="T13">columns-1of2&lt;/p&gt;</text:span></text:p>
            <text:p text:style-name="P4"><text:span text:style-name="T13"><text:tab/></text:span><text:span text:style-name="T13"><text:tab/></text:span><text:span text:style-name="T13">&lt;p&gt;.columns-last </text:span><text:span text:style-name="T13">は古い</text:span><text:span text:style-name="T13">IE</text:span><text:span text:style-name="T13">対策。</text:span><text:span text:style-name="T13">IE9</text:span><text:span text:style-name="T13">以降は</text:span></text:p>
            <text:p text:style-name="P4"><text:span text:style-name="T13"><text:tab/></text:span><text:span text:style-name="T13">&lt;/div&gt;</text:span></text:p>
            <text:p text:style-name="P4"><text:span text:style-name="T13">&lt;/div&gt;&lt;!-- / .columns --&gt;</text:span></text:p>
          </draw:text-box>
        </draw:frame>
        <draw:g>
          <draw:custom-shape draw:style-name="gr14" draw:text-style-name="P1" draw:layer="layout" svg:width="0.5cm" svg:height="0.5cm" draw:transform="rotate (1.5707963267946) translate (1.8cm 13.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0.5cm" svg:height="0.5cm" draw:transform="rotate (-1.57079632679579) translate (13cm 12.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5" draw:text-style-name="P1" draw:layer="layout" svg:width="10cm" svg:height="0.5cm" svg:x="2.4cm" svg:y="12.9cm">
            <text:p/>
          </draw:rect>
          <draw:rect draw:style-name="gr16" draw:text-style-name="P1" draw:layer="layout" svg:width="9cm" svg:height="0.5cm" svg:x="2.4cm" svg:y="12.9cm">
            <text:p/>
          </draw:rect>
        </draw:g>
        <draw:frame draw:style-name="gr17" draw:text-style-name="P13" draw:layer="layout" svg:width="7.01cm" svg:height="7.841cm" svg:x="13.811cm" svg:y="5cm">
          <draw:text-box>
            <text:p text:style-name="P4"><text:span text:style-name="T13">&lt;div class="columns unit"&gt;</text:span></text:p>
            <text:p text:style-name="P4"><text:span text:style-name="T13"><text:tab/></text:span><text:span text:style-name="T13">&lt;div class="columns-col col</text:span></text:p>
            <text:p text:style-name="P4"><text:span text:style-name="T13"><text:tab/></text:span><text:span text:style-name="T13"><text:tab/></text:span><text:span text:style-name="T13">&lt;p&gt;columns </text:span><text:span text:style-name="T13">には </text:span><text:span text:style-name="T13">uni</text:span></text:p>
            <text:p text:style-name="P4"><text:span text:style-name="T13"><text:tab/></text:span><text:span text:style-name="T13"><text:tab/></text:span><text:span text:style-name="T13">&lt;p&gt;</text:span><text:span text:style-name="T13">カラム </text:span><text:span text:style-name="T13">columns-1</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text:tab/></text:span><text:span text:style-name="T13">&lt;p&gt;</text:span><text:span text:style-name="T13">カラム</text:span><text:span text:style-name="T13">&lt;/p&gt;</text:span></text:p>
            <text:p text:style-name="P4"><text:span text:style-name="T13"><text:tab/></text:span><text:span text:style-name="T13">&lt;/div&gt;</text:span></text:p>
            <text:p text:style-name="P4"><text:span text:style-name="T13"><text:tab/></text:span><text:span text:style-name="T13">&lt;div class="columns-col col</text:span></text:p>
            <text:p text:style-name="P4"><text:span text:style-name="T13"><text:tab/></text:span><text:span text:style-name="T13"><text:tab/></text:span><text:span text:style-name="T13">&lt;p&gt;</text:span><text:span text:style-name="T13">最後のカラムには</text:span></text:p>
            <text:p text:style-name="P4"><text:span text:style-name="T13"><text:tab/></text:span><text:span text:style-name="T13"><text:tab/></text:span><text:span text:style-name="T13">&lt;p&gt;</text:span><text:span text:style-name="T13">カラム </text:span><text:span text:style-name="T13">columns-1</text:span></text:p>
            <text:p text:style-name="P4"><text:span text:style-name="T13"><text:tab/></text:span><text:span text:style-name="T13"><text:tab/></text:span><text:span text:style-name="T13">&lt;p&gt;.columns-last </text:span><text:span text:style-name="T13">は</text:span></text:p>
            <text:p text:style-name="P4"><text:span text:style-name="T13"><text:tab/></text:span><text:span text:style-name="T13">&lt;/div&gt;</text:span></text:p>
            <text:p text:style-name="P4"><text:span text:style-name="T13">&lt;/div&gt;&lt;!-- / .columns --&gt;</text:span></text:p>
          </draw:text-box>
        </draw:frame>
        <draw:custom-shape draw:style-name="gr14" draw:text-style-name="P1" draw:layer="layout" svg:width="0.5cm" svg:height="0.5cm" draw:transform="rotate (-1.57079632679579) translate (20.4cm 12.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 draw:layer="layout" svg:width="0.5cm" svg:height="0.5cm" draw:transform="rotate (1.5707963267946) translate (13.8cm 13.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5" draw:text-style-name="P1" draw:layer="layout" svg:width="5.4cm" svg:height="0.5cm" svg:x="14.4cm" svg:y="12.9cm">
            <text:p/>
          </draw:rect>
          <draw:rect draw:style-name="gr16" draw:text-style-name="P1" draw:layer="layout" svg:width="2.6cm" svg:height="0.5cm" svg:x="14.4cm" svg:y="12.9cm">
            <text:p/>
          </draw:rect>
        </draw:g>
        <draw:frame draw:style-name="gr17" draw:text-style-name="P13" draw:layer="layout" svg:width="4.591cm" svg:height="7.451cm" svg:x="21.512cm" svg:y="5cm">
          <draw:text-box>
            <text:p text:style-name="P4"><text:span text:style-name="T13">&lt;div class="columns u</text:span></text:p>
            <text:p text:style-name="P4"><text:span text:style-name="T13"><text:tab/></text:span><text:span text:style-name="T13">&lt;div class="c</text:span></text:p>
            <text:p text:style-name="P4"><text:span text:style-name="T13"><text:tab/></text:span><text:span text:style-name="T13"><text:tab/></text:span><text:span text:style-name="T13">&lt;p&gt;co</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lt;/div&gt;</text:span></text:p>
            <text:p text:style-name="P4"><text:span text:style-name="T13"><text:tab/></text:span><text:span text:style-name="T13">&lt;div class="c</text:span></text:p>
            <text:p text:style-name="P4"><text:span text:style-name="T13"><text:tab/></text:span><text:span text:style-name="T13"><text:tab/></text:span><text:span text:style-name="T13">&lt;p&gt;</text:span><text:span text:style-name="T13">最</text:span></text:p>
            <text:p text:style-name="P4"><text:span text:style-name="T13"><text:tab/></text:span><text:span text:style-name="T13"><text:tab/></text:span><text:span text:style-name="T13">&lt;p&gt;</text:span><text:span text:style-name="T13">カ</text:span></text:p>
            <text:p text:style-name="P4"><text:span text:style-name="T13"><text:tab/></text:span><text:span text:style-name="T13"><text:tab/></text:span><text:span text:style-name="T13">&lt;p&gt;.c</text:span></text:p>
            <text:p text:style-name="P4"><text:span text:style-name="T13"><text:tab/></text:span><text:span text:style-name="T13">&lt;/div&gt;</text:span></text:p>
            <text:p text:style-name="P4"><text:span text:style-name="T13">&lt;/div&gt;&lt;!-- / .columns</text:span></text:p>
          </draw:text-box>
        </draw:frame>
        <draw:g>
          <draw:custom-shape draw:style-name="gr14" draw:text-style-name="P1" draw:layer="layout" svg:width="0.5cm" svg:height="0.5cm" draw:transform="rotate (1.5707963267946) translate (21.501cm 13.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 draw:layer="layout" svg:width="0.5cm" svg:height="0.5cm" draw:transform="rotate (-1.57079632679579) translate (26.101cm 12.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15" draw:text-style-name="P1" draw:layer="layout" svg:width="3.399cm" svg:height="0.5cm" svg:x="22.101cm" svg:y="12.9cm">
            <text:p/>
          </draw:rect>
          <draw:rect draw:style-name="gr16" draw:text-style-name="P1" draw:layer="layout" svg:width="0.899cm" svg:height="0.5cm" svg:x="22.101cm" svg:y="12.9cm">
            <text:p/>
          </draw:rect>
        </draw:g>
        <presentation:notes draw:style-name="dp2">
          <draw:page-thumbnail draw:style-name="gr4" draw:layer="layout" svg:width="14.848cm" svg:height="11.136cm" svg:x="3.075cm" svg:y="2.257cm" draw:page-number="12" presentation:class="page"/>
          <draw:frame presentation:style-name="pr2" draw:text-style-name="P8" draw:layer="layout" svg:width="16.799cm" svg:height="13.365cm" svg:x="2.1cm" svg:y="14.107cm" presentation:class="notes" presentation:placeholder="true">
            <draw:text-box/>
          </draw:frame>
        </presentation:notes>
      </draw:page>
      <draw:page draw:name="page13" draw:style-name="dp1" draw:master-page-name="標準" presentation:presentation-page-layout-name="AL1T19">
        <draw:frame presentation:style-name="pr1" draw:layer="layout" svg:width="25.199cm" svg:height="1.664cm" svg:x="1.4cm" svg:y="0.837cm" presentation:class="title">
          <draw:text-box>
            <text:p>ページャー</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25" draw:id="id25" draw:layer="layout" svg:width="1.306cm" svg:height="1.204cm" svg:x="1.5cm" svg:y="3.142cm">
          <draw:text-box>
            <text:p><text:span text:style-name="T1">PC</text:span></text:p>
          </draw:text-box>
        </draw:frame>
        <draw:frame draw:style-name="gr2" draw:text-style-name="P3" xml:id="id26" draw:id="id26"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25" draw:start-glue-point="1" draw:end-shape="id26" svg:d="m2806 3744 20911 38">
          <text:p/>
        </draw:connector>
        <draw:frame draw:style-name="gr2" draw:text-style-name="P9" draw:layer="layout" svg:width="8.516cm" svg:height="0.835cm" svg:x="3.7cm" svg:y="5cm">
          <draw:text-box>
            <text:p text:style-name="P1"><text:span text:style-name="T7">&lt;&lt;</text:span><text:span text:style-name="T7">最初</text:span><text:span text:style-name="T12"> </text:span><text:span text:style-name="T7">&lt;</text:span><text:span text:style-name="T7">前へ</text:span><text:span text:style-name="T12"> </text:span><text:span text:style-name="T7">1</text:span><text:span text:style-name="T12"> </text:span><text:span text:style-name="T7">2</text:span><text:span text:style-name="T12"> </text:span><text:span text:style-name="T14">3</text:span><text:span text:style-name="T12"> </text:span><text:span text:style-name="T7">4</text:span><text:span text:style-name="T12"> </text:span><text:span text:style-name="T7">5</text:span><text:span text:style-name="T12"> </text:span><text:span text:style-name="T7">6</text:span><text:span text:style-name="T12"> </text:span><text:span text:style-name="T7">7</text:span><text:span text:style-name="T12"> </text:span><text:span text:style-name="T7">次へ</text:span><text:span text:style-name="T7">&gt;</text:span><text:span text:style-name="T12"> </text:span><text:span text:style-name="T7">最後</text:span><text:span text:style-name="T7">&gt;&gt;</text:span></text:p>
          </draw:text-box>
        </draw:frame>
        <draw:frame draw:style-name="gr18" draw:text-style-name="P9" draw:layer="layout" svg:width="6cm" svg:height="1.419cm" svg:x="14.3cm" svg:y="5cm">
          <draw:text-box>
            <text:p text:style-name="P1"><text:span text:style-name="T7">&lt;&lt;</text:span><text:span text:style-name="T7">最初</text:span><text:span text:style-name="T12"> </text:span><text:span text:style-name="T7">&lt;</text:span><text:span text:style-name="T7">前へ</text:span><text:span text:style-name="T12"> </text:span><text:span text:style-name="T7">1</text:span><text:span text:style-name="T12"> </text:span><text:span text:style-name="T7">2</text:span><text:span text:style-name="T12"> </text:span><text:span text:style-name="T14">3</text:span><text:span text:style-name="T12"> </text:span><text:span text:style-name="T7">4</text:span><text:span text:style-name="T12"> </text:span><text:span text:style-name="T7">5</text:span><text:span text:style-name="T12"> </text:span><text:span text:style-name="T7">6</text:span><text:span text:style-name="T12"> </text:span><text:span text:style-name="T7">7</text:span><text:span text:style-name="T12"> </text:span><text:span text:style-name="T7">次へ</text:span><text:span text:style-name="T7">&gt;</text:span><text:span text:style-name="T12"> </text:span><text:span text:style-name="T7">最後</text:span><text:span text:style-name="T7">&gt;&gt;</text:span></text:p>
          </draw:text-box>
        </draw:frame>
        <draw:frame draw:style-name="gr18" draw:text-style-name="P9" draw:layer="layout" svg:width="4.2cm" svg:height="2.003cm" svg:x="21.8cm" svg:y="5cm">
          <draw:text-box>
            <text:p text:style-name="P1"><text:span text:style-name="T7">&lt;&lt;</text:span><text:span text:style-name="T7">最初</text:span><text:span text:style-name="T12"> </text:span><text:span text:style-name="T7">&lt;</text:span><text:span text:style-name="T7">前へ</text:span><text:span text:style-name="T12"> </text:span><text:span text:style-name="T7">1</text:span><text:span text:style-name="T12"> </text:span><text:span text:style-name="T7">2</text:span><text:span text:style-name="T12"> </text:span><text:span text:style-name="T14">3</text:span><text:span text:style-name="T12"> </text:span><text:span text:style-name="T7">4</text:span><text:span text:style-name="T12"> </text:span><text:span text:style-name="T7">5</text:span><text:span text:style-name="T12"> </text:span><text:span text:style-name="T7">6</text:span><text:span text:style-name="T12"> </text:span><text:span text:style-name="T7">7</text:span><text:span text:style-name="T12"> </text:span><text:span text:style-name="T7">次へ</text:span><text:span text:style-name="T7">&gt;</text:span><text:span text:style-name="T12"> </text:span><text:span text:style-name="T7">最後</text:span><text:span text:style-name="T7">&gt;&gt;</text:span></text:p>
          </draw:text-box>
        </draw:frame>
        <presentation:notes draw:style-name="dp2">
          <draw:page-thumbnail draw:style-name="gr4" draw:layer="layout" svg:width="14.848cm" svg:height="11.136cm" svg:x="3.075cm" svg:y="2.257cm" draw:page-number="13" presentation:class="page"/>
          <draw:frame presentation:style-name="pr2" draw:text-style-name="P8" draw:layer="layout" svg:width="16.799cm" svg:height="13.365cm" svg:x="2.1cm" svg:y="14.107cm" presentation:class="notes" presentation:placeholder="true">
            <draw:text-box/>
          </draw:frame>
        </presentation:notes>
      </draw:page>
      <draw:page draw:name="page14" draw:style-name="dp1" draw:master-page-name="標準" presentation:presentation-page-layout-name="AL1T19">
        <draw:frame presentation:style-name="pr1" draw:layer="layout" svg:width="25.199cm" svg:height="1.664cm" svg:x="1.4cm" svg:y="0.837cm" presentation:class="title">
          <draw:text-box>
            <text:p>フォーム</text:p>
          </draw:text-box>
        </draw:frame>
        <draw:line draw:style-name="gr1" draw:text-style-name="P1" draw:layer="layout" svg:x1="1.5cm" svg:y1="4.7cm" svg:x2="1.5cm" svg:y2="19.2cm">
          <text:p/>
        </draw:line>
        <draw:line draw:style-name="gr1" draw:text-style-name="P1" draw:layer="layout" svg:x1="13.4cm" svg:y1="4.7cm" svg:x2="13.4cm" svg:y2="19.2cm">
          <text:p/>
        </draw:line>
        <draw:line draw:style-name="gr1" draw:text-style-name="P1" draw:layer="layout" svg:x1="21cm" svg:y1="4.7cm" svg:x2="21cm" svg:y2="19.2cm">
          <text:p/>
        </draw:line>
        <draw:line draw:style-name="gr1" draw:text-style-name="P1" draw:layer="layout" svg:x1="26.5cm" svg:y1="4.7cm" svg:x2="26.5cm" svg:y2="19.2cm">
          <text:p/>
        </draw:line>
        <draw:frame draw:style-name="gr2" draw:text-style-name="P2" xml:id="id27" draw:id="id27" draw:layer="layout" svg:width="1.306cm" svg:height="1.204cm" svg:x="1.5cm" svg:y="3.142cm">
          <draw:text-box>
            <text:p><text:span text:style-name="T1">PC</text:span></text:p>
          </draw:text-box>
        </draw:frame>
        <draw:frame draw:style-name="gr2" draw:text-style-name="P3" xml:id="id28" draw:id="id28" draw:layer="layout" svg:width="3.042cm" svg:height="1.204cm" svg:x="23.717cm" svg:y="3.18cm">
          <draw:text-box>
            <text:p><text:span text:style-name="T2">モバイル</text:span></text:p>
          </draw:text-box>
        </draw:frame>
        <draw:connector draw:style-name="gr3" draw:text-style-name="P1" draw:layer="layout" draw:type="line" svg:x1="2.806cm" svg:y1="3.744cm" svg:x2="23.717cm" svg:y2="3.782cm" draw:start-shape="id27" draw:start-glue-point="1" draw:end-shape="id28" svg:d="m2806 3744 20911 38">
          <text:p/>
        </draw:connector>
        <draw:frame draw:style-name="gr2" draw:text-style-name="P14" draw:layer="layout" svg:width="17.592cm" svg:height="2.58cm" svg:x="5.204cm" svg:y="9.821cm">
          <draw:text-box>
            <text:p><text:span text:style-name="T15">どうしたらいいんだろ？</text:span></text:p>
          </draw:text-box>
        </draw:frame>
        <presentation:notes draw:style-name="dp2">
          <draw:page-thumbnail draw:style-name="gr4" draw:layer="layout" svg:width="14.848cm" svg:height="11.136cm" svg:x="3.075cm" svg:y="2.257cm" draw:page-number="14" presentation:class="page"/>
          <draw:frame presentation:style-name="pr2"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with_20_Fine_20_Dots" draw:display-name="Line with Fine Dots" draw:style="rect" draw:dots1="1" draw:dots2="10" draw:distance="0.15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メイリオ" style:font-style-name="レギュラー" style:font-family-generic="modern" style:font-pitch="variable" fo:font-size="18pt" fo:font-style="normal" fo:text-shadow="none" style:text-underline-style="none" fo:font-weight="normal" style:letter-kerning="true" style:font-family-asian="メイリオ" style:font-style-name-asian="レギュラー" style:font-family-generic-asian="modern"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メイリオ" style:font-style-name="レギュラー" style:font-family-generic="modern" style:font-pitch="variable" fo:font-size="26pt" fo:font-style="normal" fo:text-shadow="none" style:text-underline-style="none" fo:font-weight="normal" style:letter-kerning="true" style:font-family-asian="メイリオ" style:font-style-name-asian="レギュラー" style:font-family-generic-asian="modern"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textarea-horizontal-align="center" draw:textarea-vertical-align="middle"/>
    </style:style>
    <style:style style:name="Mpr3" style:family="presentation" style:parent-style-name="標準-backgroundobjects">
      <style:graphic-properties draw:stroke="none" draw:fill="none" draw:fill-color="#ffffff" draw:auto-grow-height="false" fo:min-height="1.485cm"/>
    </style:style>
    <style:style style:name="Mpr4"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1.663cm" svg:x="1.4cm" svg:y="0.837cm" presentation:class="title" presentation:placeholder="true">
        <draw:text-box/>
      </draw:frame>
      <draw:frame presentation:style-name="標準-outline1" draw:layer="backgroundobjects" svg:width="25.199cm" svg:height="13.859cm" svg:x="1.4cm" svg:y="3.5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draw:line presentation:style-name="Mpr2" draw:text-style-name="MP4" draw:layer="backgroundobjects" svg:x1="1.5cm" svg:y1="2.5cm" svg:x2="26.5cm" svg:y2="2.5cm">
        <text:p/>
      </draw:lin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Koyanagi Tomoya</meta:initial-creator>
    <meta:creation-date>2012-06-24T00:00:29.79</meta:creation-date>
    <meta:editing-duration>PT1H52M41S</meta:editing-duration>
    <meta:editing-cycles>38</meta:editing-cycles>
    <dc:date>2012-08-23T19:18:38.52</dc:date>
    <dc:creator>Koyanagi Tomoya</dc:creator>
    <meta:generator>OpenOffice.org/3.3$Win32 OpenOffice.org_project/330m20$Build-9567</meta:generator>
    <meta:document-statistic meta:object-count="374"/>
  </office:meta>
</office:document-meta>
</file>